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New1" svg:font-family="CourierNew"/>
    <style:font-face style:name="MTExtra1" svg:font-family="MTExtra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TExtra" svg:font-family="MTExtra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31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7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7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7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1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0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19cm" svg:stroke-color="#000000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57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22cm" svg:stroke-color="#000000" draw:fill="none" fo:padding-top="0.011cm" fo:padding-bottom="0.011cm" fo:padding-left="0.011cm" fo:padding-right="0.011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201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44cm" svg:stroke-color="#000000" draw:fill="none" fo:padding-top="0.022cm" fo:padding-bottom="0.022cm" fo:padding-left="0.022cm" fo:padding-right="0.022cm"/>
    </style:style>
    <style:style style:name="gr26" style:family="graphic" style:parent-style-name="standard">
      <style:graphic-properties draw:stroke="solid" svg:stroke-width="0.022cm" svg:stroke-color="#ff0000" draw:fill="solid" draw:fill-color="#ff0000" fo:padding-top="0.011cm" fo:padding-bottom="0.011cm" fo:padding-left="0.011cm" fo:padding-right="0.011cm"/>
    </style:style>
    <style:style style:name="gr27" style:family="graphic" style:parent-style-name="standard">
      <style:graphic-properties draw:stroke="solid" svg:stroke-width="0.022cm" svg:stroke-color="#ff0000" draw:fill="none" fo:padding-top="0.011cm" fo:padding-bottom="0.011cm" fo:padding-left="0.011cm" fo:padding-right="0.011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1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3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21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17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19cm" svg:stroke-color="#000000" draw:fill="solid" draw:fill-color="#000000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9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8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1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3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4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5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6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0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7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03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33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8cm" fo:min-width="0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4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6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0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9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3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4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256cm" fo:padding-top="0cm" fo:padding-bottom="0cm" fo:padding-left="0cm" fo:padding-right="0cm"/>
    </style:style>
    <style:style style:name="gr58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56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1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1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18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4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21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1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2" style:family="text">
      <style:text-properties fo:color="#000000" style:font-name="Arial1" fo:font-size="14pt" style:font-size-asian="14pt" style:font-name-complex="Arial1" style:font-size-complex="14pt"/>
    </style:style>
    <style:style style:name="T3" style:family="text">
      <style:text-properties fo:color="#000000" style:font-name="TimesNewRomanPS1" fo:font-size="14pt" fo:font-weight="bold" style:font-size-asian="14pt" style:font-name-complex="TimesNewRomanPS1" style:font-size-complex="14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1" fo:font-size="12pt" style:font-size-asian="12pt" style:font-name-complex="TimesNewRoman1" style:font-size-complex="12pt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TimesNewRoman1" fo:font-size="10pt" style:font-size-asian="10pt" style:font-name-complex="TimesNewRoman1" style:font-size-complex="10pt"/>
    </style:style>
    <style:style style:name="T8" style:family="text">
      <style:text-properties fo:color="#000000" style:font-name="TimesNewRoman1" fo:font-size="8pt" style:font-size-asian="8pt" style:font-name-complex="TimesNewRoman1" style:font-size-complex="8pt"/>
    </style:style>
    <style:style style:name="T9" style:family="text">
      <style:text-properties fo:color="#000000" style:font-name="TimesNewRomanPS1" fo:font-size="7pt" fo:font-style="italic" style:font-size-asian="7pt" style:font-name-complex="TimesNewRomanPS1" style:font-size-complex="7pt" style:font-style-complex="italic"/>
    </style:style>
    <style:style style:name="T10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11" style:family="text">
      <style:text-properties fo:color="#000000" style:font-name="Symbol1" fo:font-size="12pt" style:font-size-asian="12pt" style:font-name-complex="Symbol1" style:font-size-complex="12pt"/>
    </style:style>
    <style:style style:name="T12" style:family="text">
      <style:text-properties fo:color="#000000" style:font-name="TimesNewRoman1" fo:font-size="7pt" style:font-size-asian="7pt" style:font-name-complex="TimesNewRoman1" style:font-size-complex="7pt"/>
    </style:style>
    <style:style style:name="T13" style:family="text">
      <style:text-properties fo:color="#000000" style:font-name="Symbol1" fo:font-size="17.7000007629395pt" style:font-size-asian="17.7000007629395pt" style:font-name-complex="Symbol1" style:font-size-complex="17.7000007629395pt"/>
    </style:style>
    <style:style style:name="T14" style:family="text">
      <style:text-properties fo:color="#000000" style:font-name="TimesNewRoman1" fo:font-size="13pt" style:font-size-asian="13pt" style:font-name-complex="TimesNewRoman1" style:font-size-complex="13pt"/>
    </style:style>
    <style:style style:name="T15" style:family="text">
      <style:text-properties fo:color="#000000" style:font-name="TimesNewRoman1" fo:font-size="7.59999990463257pt" style:font-size-asian="7.59999990463257pt" style:font-name-complex="TimesNewRoman1" style:font-size-complex="7.59999990463257pt"/>
    </style:style>
    <style:style style:name="T16" style:family="text">
      <style:text-properties fo:color="#000000" style:font-name="TimesNewRomanPS1" fo:font-size="13pt" fo:font-style="italic" style:font-size-asian="13pt" style:font-name-complex="TimesNewRomanPS1" style:font-size-complex="13pt" style:font-style-complex="italic"/>
    </style:style>
    <style:style style:name="T17" style:family="text">
      <style:text-properties fo:color="#000000" style:font-name="Symbol1" fo:font-size="13pt" style:font-size-asian="13pt" style:font-name-complex="Symbol1" style:font-size-complex="13pt"/>
    </style:style>
    <style:style style:name="T18" style:family="text">
      <style:text-properties fo:color="#000000" style:font-name="MTExtra1" fo:font-size="13pt" style:font-size-asian="13pt" style:font-name-complex="MTExtra1" style:font-size-complex="13pt"/>
    </style:style>
    <style:style style:name="T19" style:family="text">
      <style:text-properties fo:color="#000000" style:font-name="CourierNew1" fo:font-size="10.3000001907349pt" style:font-size-asian="10.3000001907349pt" style:font-name-complex="CourierNew1" style:font-size-complex="10.3000001907349pt"/>
    </style:style>
    <style:style style:name="T20" style:family="text">
      <style:text-properties fo:color="#000000" style:font-name="CourierNew1" fo:font-size="7.09999990463257pt" style:font-size-asian="7.09999990463257pt" style:font-name-complex="CourierNew1" style:font-size-complex="7.09999990463257pt"/>
    </style:style>
    <style:style style:name="T21" style:family="text">
      <style:text-properties fo:color="#000000" style:font-name="TimesNewRomanPS1" fo:font-size="12.1999998092651pt" fo:font-style="italic" style:font-size-asian="12.1999998092651pt" style:font-name-complex="TimesNewRomanPS1" style:font-size-complex="12.1999998092651pt" style:font-style-complex="italic"/>
    </style:style>
    <style:style style:name="T22" style:family="text">
      <style:text-properties fo:color="#000000" style:font-name="TimesNewRoman1" fo:font-size="12.1999998092651pt" style:font-size-asian="12.1999998092651pt" style:font-name-complex="TimesNewRoman1" style:font-size-complex="12.1999998092651pt"/>
    </style:style>
    <style:style style:name="T23" style:family="text">
      <style:text-properties fo:color="#000000" style:font-name="TimesNewRoman1" fo:font-size="7.09999990463257pt" style:font-size-asian="7.09999990463257pt" style:font-name-complex="TimesNewRoman1" style:font-size-complex="7.09999990463257pt"/>
    </style:style>
    <style:style style:name="T24" style:family="text">
      <style:text-properties fo:color="#000000" style:font-name="Symbol1" fo:font-size="12.1999998092651pt" style:font-size-asian="12.1999998092651pt" style:font-name-complex="Symbol1" style:font-size-complex="12.1999998092651pt"/>
    </style:style>
    <style:style style:name="T25" style:family="text">
      <style:text-properties fo:color="#000000" style:font-name="Symbol1" fo:font-size="16.7000007629395pt" style:font-size-asian="16.7000007629395pt" style:font-name-complex="Symbol1" style:font-size-complex="16.7000007629395pt"/>
    </style:style>
    <style:style style:name="T26" style:family="text">
      <style:text-properties fo:color="#000000" style:font-name="TimesNewRoman1" fo:font-size="12.1000003814697pt" style:font-size-asian="12.1000003814697pt" style:font-name-complex="TimesNewRoman1" style:font-size-complex="12.1000003814697pt"/>
    </style:style>
    <style:style style:name="T27" style:family="text">
      <style:text-properties fo:color="#000000" style:font-name="TimesNewRomanPS1" fo:font-size="12.1000003814697pt" fo:font-style="italic" style:font-size-asian="12.1000003814697pt" style:font-name-complex="TimesNewRomanPS1" style:font-size-complex="12.1000003814697pt" style:font-style-complex="italic"/>
    </style:style>
    <style:style style:name="T28" style:family="text">
      <style:text-properties fo:color="#000000" style:font-name="Symbol1" fo:font-size="12.1000003814697pt" style:font-size-asian="12.1000003814697pt" style:font-name-complex="Symbol1" style:font-size-complex="12.1000003814697pt"/>
    </style:style>
    <style:style style:name="T29" style:family="text">
      <style:text-properties fo:color="#000000" style:font-name="MTExtra1" fo:font-size="12.1000003814697pt" style:font-size-asian="12.1000003814697pt" style:font-name-complex="MTExtra1" style:font-size-complex="1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45cm" svg:height="0.556cm" svg:x="3.001cm" svg:y="3.03cm">
          <draw:text-box>
            <text:p text:style-name="P1"><text:span text:style-name="T1">UNIVERSIDADE <text:s/>FEDERAL DO <text:s/>AMAZONAS </text:span></text:p>
          </draw:text-box>
        </draw:frame>
        <draw:frame draw:style-name="gr2" draw:layer="layout" svg:width="13.566cm" svg:height="0.556cm" svg:x="3.001cm" svg:y="4.021cm">
          <draw:text-box>
            <text:p text:style-name="P1"><text:span text:style-name="T2">DISCIPLINA: LABORATÓRIO DE SISTEMA DE CONTROLE </text:span></text:p>
          </draw:text-box>
        </draw:frame>
        <draw:frame draw:style-name="gr3" draw:layer="layout" svg:width="0.176cm" svg:height="0.581cm" svg:x="3.001cm" svg:y="4.711cm">
          <draw:text-box>
            <text:p text:style-name="P1"><text:span text:style-name="T3"><text:s/></text:span></text:p>
          </draw:text-box>
        </draw:frame>
        <draw:frame draw:style-name="gr4" draw:layer="layout" svg:width="15.183cm" svg:height="0.497cm" svg:x="3.001cm" svg:y="5.26cm">
          <draw:text-box>
            <text:p text:style-name="P1"><text:span text:style-name="T4">ENSAIO 05: REALIZAÇÃO E ANÁLISE POR ESPAÇOS DE ESTADOS </text:span></text:p>
          </draw:text-box>
        </draw:frame>
        <draw:frame draw:style-name="gr5" draw:layer="layout" svg:width="0.15cm" svg:height="0.497cm" svg:x="3.001cm" svg:y="5.747cm">
          <draw:text-box>
            <text:p text:style-name="P1"><text:span text:style-name="T4"><text:s/></text:span></text:p>
          </draw:text-box>
        </draw:frame>
        <draw:frame draw:style-name="gr6" draw:layer="layout" svg:width="2.872cm" svg:height="0.497cm" svg:x="3.001cm" svg:y="6.234cm">
          <draw:text-box>
            <text:p text:style-name="P1"><text:span text:style-name="T4">OBJETIVOS: </text:span></text:p>
          </draw:text-box>
        </draw:frame>
        <draw:frame draw:style-name="gr7" draw:layer="layout" svg:width="0.32cm" svg:height="0.475cm" svg:x="3.742cm" svg:y="6.717cm">
          <draw:text-box>
            <text:p text:style-name="P1"><text:span text:style-name="T5">1.</text:span></text:p>
          </draw:text-box>
        </draw:frame>
        <draw:frame draw:style-name="gr5" draw:layer="layout" svg:width="0.121cm" svg:height="0.479cm" svg:x="4.059cm" svg:y="6.702cm">
          <draw:text-box>
            <text:p text:style-name="P1"><text:span text:style-name="T6"><text:s/></text:span></text:p>
          </draw:text-box>
        </draw:frame>
        <draw:frame draw:style-name="gr8" draw:layer="layout" svg:width="7.766cm" svg:height="0.475cm" svg:x="4.377cm" svg:y="6.717cm">
          <draw:text-box>
            <text:p text:style-name="P1"><text:span text:style-name="T5">Entender mudança de bases conceitualmente. </text:span></text:p>
          </draw:text-box>
        </draw:frame>
        <draw:frame draw:style-name="gr7" draw:layer="layout" svg:width="0.32cm" svg:height="0.475cm" svg:x="3.742cm" svg:y="7.203cm">
          <draw:text-box>
            <text:p text:style-name="P1"><text:span text:style-name="T5">2.</text:span></text:p>
          </draw:text-box>
        </draw:frame>
        <draw:frame draw:style-name="gr5" draw:layer="layout" svg:width="0.121cm" svg:height="0.479cm" svg:x="4.059cm" svg:y="7.189cm">
          <draw:text-box>
            <text:p text:style-name="P1"><text:span text:style-name="T6"><text:s/></text:span></text:p>
          </draw:text-box>
        </draw:frame>
        <draw:frame draw:style-name="gr9" draw:layer="layout" svg:width="10.822cm" svg:height="0.475cm" svg:x="4.377cm" svg:y="7.203cm">
          <draw:text-box>
            <text:p text:style-name="P1"><text:span text:style-name="T5">Compreender os efeitos de condições iniciais sobre autovetores </text:span></text:p>
          </draw:text-box>
        </draw:frame>
        <draw:frame draw:style-name="gr7" draw:layer="layout" svg:width="0.32cm" svg:height="0.475cm" svg:x="3.742cm" svg:y="7.69cm">
          <draw:text-box>
            <text:p text:style-name="P1"><text:span text:style-name="T5">3.</text:span></text:p>
          </draw:text-box>
        </draw:frame>
        <draw:frame draw:style-name="gr5" draw:layer="layout" svg:width="0.121cm" svg:height="0.479cm" svg:x="4.059cm" svg:y="7.675cm">
          <draw:text-box>
            <text:p text:style-name="P1"><text:span text:style-name="T6"><text:s/></text:span></text:p>
          </draw:text-box>
        </draw:frame>
        <draw:frame draw:style-name="gr10" draw:layer="layout" svg:width="10.835cm" svg:height="0.475cm" svg:x="4.377cm" svg:y="7.69cm">
          <draw:text-box>
            <text:p text:style-name="P1"><text:span text:style-name="T5">Compreender a utilização modelos externos e modelos internos </text:span></text:p>
          </draw:text-box>
        </draw:frame>
        <draw:frame draw:style-name="gr7" draw:layer="layout" svg:width="0.32cm" svg:height="0.475cm" svg:x="3.742cm" svg:y="8.177cm">
          <draw:text-box>
            <text:p text:style-name="P1"><text:span text:style-name="T5">4.</text:span></text:p>
          </draw:text-box>
        </draw:frame>
        <draw:frame draw:style-name="gr5" draw:layer="layout" svg:width="0.121cm" svg:height="0.479cm" svg:x="4.059cm" svg:y="8.162cm">
          <draw:text-box>
            <text:p text:style-name="P1"><text:span text:style-name="T6"><text:s/></text:span></text:p>
          </draw:text-box>
        </draw:frame>
        <draw:frame draw:style-name="gr11" draw:layer="layout" svg:width="9.307cm" svg:height="0.475cm" svg:x="4.377cm" svg:y="8.177cm">
          <draw:text-box>
            <text:p text:style-name="P1"><text:span text:style-name="T5">Compreender descrição matemática e modelos fisicos <text:s/></text:span></text:p>
          </draw:text-box>
        </draw:frame>
        <draw:frame draw:style-name="gr12" draw:layer="layout" svg:width="0.091cm" svg:height="0.39cm" svg:x="3.001cm" svg:y="8.646cm">
          <draw:text-box>
            <text:p text:style-name="P1"><text:span text:style-name="T7"><text:s/></text:span></text:p>
          </draw:text-box>
        </draw:frame>
        <draw:frame draw:style-name="gr13" draw:layer="layout" svg:width="12.469cm" svg:height="0.497cm" svg:x="3.001cm" svg:y="9.068cm">
          <draw:text-box>
            <text:p text:style-name="P1"><text:span text:style-name="T4">Formulação do Problema: </text:span><text:span text:style-name="T5">A saída do circuito é a corrente em L</text:span></text:p>
          </draw:text-box>
        </draw:frame>
        <draw:frame draw:style-name="gr14" draw:layer="layout" svg:width="0.146cm" svg:height="0.319cm" svg:x="14.132cm" svg:y="9.218cm">
          <draw:text-box>
            <text:p text:style-name="P1"><text:span text:style-name="T8">2</text:span></text:p>
          </draw:text-box>
        </draw:frame>
        <draw:frame draw:style-name="gr15" draw:layer="layout" svg:width="3.82cm" svg:height="0.475cm" svg:x="14.274cm" svg:y="9.068cm">
          <draw:text-box>
            <text:p text:style-name="P1"><text:span text:style-name="T5">. <text:s/>Considerando como </text:span></text:p>
          </draw:text-box>
        </draw:frame>
        <draw:frame draw:style-name="gr16" draw:layer="layout" svg:width="1.458cm" svg:height="0.475cm" svg:x="3.001cm" svg:y="9.589cm">
          <draw:text-box>
            <text:p text:style-name="P1"><text:span text:style-name="T5">estados <text:s/></text:span></text:p>
          </draw:text-box>
        </draw:frame>
        <draw:frame draw:style-name="gr17" draw:layer="layout" svg:width="5.912cm" svg:height="0.475cm" svg:x="9.036cm" svg:y="9.589cm">
          <draw:text-box>
            <text:p text:style-name="P1"><text:span text:style-name="T5"><text:s/></text:span><text:span text:style-name="T5">, o modelo <text:s/>dinâmico é dado por; <text:s/></text:span></text:p>
          </draw:text-box>
        </draw:frame>
        <draw:frame draw:style-name="gr18" draw:layer="layout" svg:width="0.137cm" svg:height="0.289cm" svg:x="8.856cm" svg:y="9.815cm">
          <draw:text-box>
            <text:p text:style-name="P1"><text:span text:style-name="T9">c</text:span></text:p>
          </draw:text-box>
        </draw:frame>
        <draw:frame draw:style-name="gr18" draw:layer="layout" svg:width="0.07cm" svg:height="0.289cm" svg:x="7.114cm" svg:y="9.815cm">
          <draw:text-box>
            <text:p text:style-name="P1"><text:span text:style-name="T9">l</text:span></text:p>
          </draw:text-box>
        </draw:frame>
        <draw:frame draw:style-name="gr18" draw:layer="layout" svg:width="0.137cm" svg:height="0.289cm" svg:x="5.454cm" svg:y="9.815cm">
          <draw:text-box>
            <text:p text:style-name="P1"><text:span text:style-name="T9">L</text:span></text:p>
          </draw:text-box>
        </draw:frame>
        <draw:frame draw:style-name="gr5" draw:layer="layout" svg:width="0.29cm" svg:height="0.497cm" svg:x="8.595cm" svg:y="9.589cm">
          <draw:text-box>
            <text:p text:style-name="P1"><text:span text:style-name="T10">V</text:span></text:p>
          </draw:text-box>
        </draw:frame>
        <draw:frame draw:style-name="gr5" draw:layer="layout" svg:width="0.252cm" svg:height="0.497cm" svg:x="7.814cm" svg:y="9.589cm">
          <draw:text-box>
            <text:p text:style-name="P1"><text:span text:style-name="T10">x</text:span></text:p>
          </draw:text-box>
        </draw:frame>
        <draw:frame draw:style-name="gr5" draw:layer="layout" svg:width="0.121cm" svg:height="0.497cm" svg:x="6.991cm" svg:y="9.589cm">
          <draw:text-box>
            <text:p text:style-name="P1"><text:span text:style-name="T10">i</text:span></text:p>
          </draw:text-box>
        </draw:frame>
        <draw:frame draw:style-name="gr5" draw:layer="layout" svg:width="0.252cm" svg:height="0.497cm" svg:x="6.17cm" svg:y="9.589cm">
          <draw:text-box>
            <text:p text:style-name="P1"><text:span text:style-name="T10">x</text:span></text:p>
          </draw:text-box>
        </draw:frame>
        <draw:frame draw:style-name="gr5" draw:layer="layout" svg:width="0.121cm" svg:height="0.497cm" svg:x="5.319cm" svg:y="9.589cm">
          <draw:text-box>
            <text:p text:style-name="P1"><text:span text:style-name="T10">i</text:span></text:p>
          </draw:text-box>
        </draw:frame>
        <draw:frame draw:style-name="gr5" draw:layer="layout" svg:width="0.252cm" svg:height="0.497cm" svg:x="4.544cm" svg:y="9.589cm">
          <draw:text-box>
            <text:p text:style-name="P1"><text:span text:style-name="T10">x</text:span></text:p>
          </draw:text-box>
        </draw:frame>
        <draw:frame draw:style-name="gr5" draw:layer="layout" svg:width="0.235cm" svg:height="0.556cm" svg:x="8.293cm" svg:y="9.453cm">
          <draw:text-box>
            <text:p text:style-name="P1"><text:span text:style-name="T11">=</text:span></text:p>
          </draw:text-box>
        </draw:frame>
        <draw:frame draw:style-name="gr5" draw:layer="layout" svg:width="0.235cm" svg:height="0.556cm" svg:x="6.661cm" svg:y="9.453cm">
          <draw:text-box>
            <text:p text:style-name="P1"><text:span text:style-name="T11">=</text:span></text:p>
          </draw:text-box>
        </draw:frame>
        <draw:frame draw:style-name="gr5" draw:layer="layout" svg:width="0.235cm" svg:height="0.556cm" svg:x="4.991cm" svg:y="9.453cm">
          <draw:text-box>
            <text:p text:style-name="P1"><text:span text:style-name="T11">=</text:span></text:p>
          </draw:text-box>
        </draw:frame>
        <draw:frame draw:style-name="gr18" draw:layer="layout" svg:width="0.125cm" svg:height="0.276cm" svg:x="8.011cm" svg:y="9.815cm">
          <draw:text-box>
            <text:p text:style-name="P1"><text:span text:style-name="T12">3</text:span></text:p>
          </draw:text-box>
        </draw:frame>
        <draw:frame draw:style-name="gr18" draw:layer="layout" svg:width="0.125cm" svg:height="0.276cm" svg:x="7.215cm" svg:y="9.815cm">
          <draw:text-box>
            <text:p text:style-name="P1"><text:span text:style-name="T12">2</text:span></text:p>
          </draw:text-box>
        </draw:frame>
        <draw:frame draw:style-name="gr18" draw:layer="layout" svg:width="0.125cm" svg:height="0.276cm" svg:x="6.373cm" svg:y="9.815cm">
          <draw:text-box>
            <text:p text:style-name="P1"><text:span text:style-name="T12">2</text:span></text:p>
          </draw:text-box>
        </draw:frame>
        <draw:frame draw:style-name="gr18" draw:layer="layout" svg:width="0.125cm" svg:height="0.276cm" svg:x="5.587cm" svg:y="9.815cm">
          <draw:text-box>
            <text:p text:style-name="P1"><text:span text:style-name="T12">1</text:span></text:p>
          </draw:text-box>
        </draw:frame>
        <draw:frame draw:style-name="gr18" draw:layer="layout" svg:width="0.125cm" svg:height="0.276cm" svg:x="4.72cm" svg:y="9.815cm">
          <draw:text-box>
            <text:p text:style-name="P1"><text:span text:style-name="T12">1</text:span></text:p>
          </draw:text-box>
        </draw:frame>
        <draw:path draw:style-name="gr19" draw:layer="layout" svg:width="8.76cm" svg:height="2.364cm" svg:x="10.756cm" svg:y="11.258cm" svg:viewBox="0 0 8761 2365" svg:d="M0 0h822M3433 0h525M2629 1185h870M4835 1185h510M2955 2365h368M4551 2365h524M8303 294h458">
          <text:p/>
        </draw:path>
        <draw:frame draw:style-name="gr5" draw:layer="layout" svg:width="0.108cm" svg:height="0.475cm" svg:x="3.001cm" svg:y="10.19cm">
          <draw:text-box>
            <text:p text:style-name="P1"><text:span text:style-name="T5"><text:s/></text:span></text:p>
          </draw:text-box>
        </draw:frame>
        <draw:frame draw:style-name="gr20" draw:layer="layout" svg:width="1.576cm" svg:height="0.818cm" svg:x="10.566cm" svg:y="14.146cm">
          <draw:text-box>
            <text:p text:style-name="P1"><text:span text:style-name="T13">[]</text:span></text:p>
          </draw:text-box>
        </draw:frame>
        <draw:frame draw:style-name="gr21" draw:layer="layout" svg:width="0.154cm" svg:height="0.514cm" svg:x="12.799cm" svg:y="14.464cm">
          <draw:text-box>
            <text:p text:style-name="P1"><text:span text:style-name="T14">)</text:span></text:p>
          </draw:text-box>
        </draw:frame>
        <draw:frame draw:style-name="gr21" draw:layer="layout" svg:width="0.154cm" svg:height="0.514cm" svg:x="12.492cm" svg:y="14.464cm">
          <draw:text-box>
            <text:p text:style-name="P1"><text:span text:style-name="T14">(</text:span></text:p>
          </draw:text-box>
        </draw:frame>
        <draw:frame draw:style-name="gr21" draw:layer="layout" svg:width="0.231cm" svg:height="0.514cm" svg:x="11.91cm" svg:y="14.464cm">
          <draw:text-box>
            <text:p text:style-name="P1"><text:span text:style-name="T14">0</text:span></text:p>
          </draw:text-box>
        </draw:frame>
        <draw:frame draw:style-name="gr21" draw:layer="layout" svg:width="0.231cm" svg:height="0.514cm" svg:x="11.294cm" svg:y="14.464cm">
          <draw:text-box>
            <text:p text:style-name="P1"><text:span text:style-name="T14">1</text:span></text:p>
          </draw:text-box>
        </draw:frame>
        <draw:frame draw:style-name="gr21" draw:layer="layout" svg:width="0.231cm" svg:height="0.514cm" svg:x="10.687cm" svg:y="14.464cm">
          <draw:text-box>
            <text:p text:style-name="P1"><text:span text:style-name="T14">0</text:span></text:p>
          </draw:text-box>
        </draw:frame>
        <draw:frame draw:style-name="gr21" draw:layer="layout" svg:width="0.154cm" svg:height="0.514cm" svg:x="9.965cm" svg:y="14.464cm">
          <draw:text-box>
            <text:p text:style-name="P1"><text:span text:style-name="T14">)</text:span></text:p>
          </draw:text-box>
        </draw:frame>
        <draw:frame draw:style-name="gr21" draw:layer="layout" svg:width="0.154cm" svg:height="0.514cm" svg:x="9.656cm" svg:y="14.464cm">
          <draw:text-box>
            <text:p text:style-name="P1"><text:span text:style-name="T14">(</text:span></text:p>
          </draw:text-box>
        </draw:frame>
        <draw:frame draw:style-name="gr21" draw:layer="layout" svg:width="0.154cm" svg:height="0.514cm" svg:x="16.671cm" svg:y="12.245cm">
          <draw:text-box>
            <text:p text:style-name="P1"><text:span text:style-name="T14">)</text:span></text:p>
          </draw:text-box>
        </draw:frame>
        <draw:frame draw:style-name="gr21" draw:layer="layout" svg:width="0.154cm" svg:height="0.514cm" svg:x="16.361cm" svg:y="12.245cm">
          <draw:text-box>
            <text:p text:style-name="P1"><text:span text:style-name="T14">(</text:span></text:p>
          </draw:text-box>
        </draw:frame>
        <draw:frame draw:style-name="gr21" draw:layer="layout" svg:width="0.231cm" svg:height="0.514cm" svg:x="15.557cm" svg:y="12.931cm">
          <draw:text-box>
            <text:p text:style-name="P1"><text:span text:style-name="T14">0</text:span></text:p>
          </draw:text-box>
        </draw:frame>
        <draw:frame draw:style-name="gr21" draw:layer="layout" svg:width="0.231cm" svg:height="0.514cm" svg:x="15.557cm" svg:y="12.245cm">
          <draw:text-box>
            <text:p text:style-name="P1"><text:span text:style-name="T14">0</text:span></text:p>
          </draw:text-box>
        </draw:frame>
        <draw:frame draw:style-name="gr21" draw:layer="layout" svg:width="0.231cm" svg:height="0.514cm" svg:x="15.553cm" svg:y="11.066cm">
          <draw:text-box>
            <text:p text:style-name="P1"><text:span text:style-name="T14">1</text:span></text:p>
          </draw:text-box>
        </draw:frame>
        <draw:frame draw:style-name="gr21" draw:layer="layout" svg:width="0.154cm" svg:height="0.514cm" svg:x="14.664cm" svg:y="12.245cm">
          <draw:text-box>
            <text:p text:style-name="P1"><text:span text:style-name="T14">)</text:span></text:p>
          </draw:text-box>
        </draw:frame>
        <draw:frame draw:style-name="gr21" draw:layer="layout" svg:width="0.154cm" svg:height="0.514cm" svg:x="14.358cm" svg:y="12.245cm">
          <draw:text-box>
            <text:p text:style-name="P1"><text:span text:style-name="T14">(</text:span></text:p>
          </draw:text-box>
        </draw:frame>
        <draw:frame draw:style-name="gr21" draw:layer="layout" svg:width="0.231cm" svg:height="0.514cm" svg:x="13.519cm" svg:y="13.424cm">
          <draw:text-box>
            <text:p text:style-name="P1"><text:span text:style-name="T14">0</text:span></text:p>
          </draw:text-box>
        </draw:frame>
        <draw:frame draw:style-name="gr21" draw:layer="layout" svg:width="0.231cm" svg:height="0.514cm" svg:x="12.524cm" svg:y="13.136cm">
          <draw:text-box>
            <text:p text:style-name="P1"><text:span text:style-name="T14">1</text:span></text:p>
          </draw:text-box>
        </draw:frame>
        <draw:frame draw:style-name="gr21" draw:layer="layout" svg:width="0.231cm" svg:height="0.514cm" svg:x="11.053cm" svg:y="13.136cm">
          <draw:text-box>
            <text:p text:style-name="P1"><text:span text:style-name="T14">1</text:span></text:p>
          </draw:text-box>
        </draw:frame>
        <draw:frame draw:style-name="gr21" draw:layer="layout" svg:width="0.231cm" svg:height="0.514cm" svg:x="13.513cm" svg:y="11.957cm">
          <draw:text-box>
            <text:p text:style-name="P1"><text:span text:style-name="T14">1</text:span></text:p>
          </draw:text-box>
        </draw:frame>
        <draw:frame draw:style-name="gr21" draw:layer="layout" svg:width="0.231cm" svg:height="0.514cm" svg:x="11.058cm" svg:y="12.245cm">
          <draw:text-box>
            <text:p text:style-name="P1"><text:span text:style-name="T14">0</text:span></text:p>
          </draw:text-box>
        </draw:frame>
        <draw:frame draw:style-name="gr21" draw:layer="layout" svg:width="0.231cm" svg:height="0.514cm" svg:x="13.68cm" svg:y="10.772cm">
          <draw:text-box>
            <text:p text:style-name="P1"><text:span text:style-name="T14">1</text:span></text:p>
          </draw:text-box>
        </draw:frame>
        <draw:frame draw:style-name="gr21" draw:layer="layout" svg:width="0.231cm" svg:height="0.514cm" svg:x="12.363cm" svg:y="11.06cm">
          <draw:text-box>
            <text:p text:style-name="P1"><text:span text:style-name="T14">0</text:span></text:p>
          </draw:text-box>
        </draw:frame>
        <draw:frame draw:style-name="gr21" draw:layer="layout" svg:width="0.154cm" svg:height="0.514cm" svg:x="9.937cm" svg:y="12.246cm">
          <draw:text-box>
            <text:p text:style-name="P1"><text:span text:style-name="T14">)</text:span></text:p>
          </draw:text-box>
        </draw:frame>
        <draw:frame draw:style-name="gr21" draw:layer="layout" svg:width="0.154cm" svg:height="0.514cm" svg:x="9.628cm" svg:y="12.246cm">
          <draw:text-box>
            <text:p text:style-name="P1"><text:span text:style-name="T14">(</text:span></text:p>
          </draw:text-box>
        </draw:frame>
        <draw:frame draw:style-name="gr22" draw:layer="layout" svg:width="0.137cm" svg:height="0.302cm" svg:x="15.705cm" svg:y="11.954cm">
          <draw:text-box>
            <text:p text:style-name="P1"><text:span text:style-name="T15">1</text:span></text:p>
          </draw:text-box>
        </draw:frame>
        <draw:frame draw:style-name="gr22" draw:layer="layout" svg:width="0.137cm" svg:height="0.302cm" svg:x="13.671cm" svg:y="12.845cm">
          <draw:text-box>
            <text:p text:style-name="P1"><text:span text:style-name="T15">2</text:span></text:p>
          </draw:text-box>
        </draw:frame>
        <draw:frame draw:style-name="gr22" draw:layer="layout" svg:width="0.137cm" svg:height="0.302cm" svg:x="12.515cm" svg:y="12.845cm">
          <draw:text-box>
            <text:p text:style-name="P1"><text:span text:style-name="T15">2</text:span></text:p>
          </draw:text-box>
        </draw:frame>
        <draw:frame draw:style-name="gr22" draw:layer="layout" svg:width="0.137cm" svg:height="0.302cm" svg:x="12.697cm" svg:y="12.195cm">
          <draw:text-box>
            <text:p text:style-name="P1"><text:span text:style-name="T15">2</text:span></text:p>
          </draw:text-box>
        </draw:frame>
        <draw:frame draw:style-name="gr22" draw:layer="layout" svg:width="0.137cm" svg:height="0.302cm" svg:x="13.667cm" svg:y="11.66cm">
          <draw:text-box>
            <text:p text:style-name="P1"><text:span text:style-name="T15">1</text:span></text:p>
          </draw:text-box>
        </draw:frame>
        <draw:frame draw:style-name="gr22" draw:layer="layout" svg:width="0.137cm" svg:height="0.302cm" svg:x="11.205cm" svg:y="11.66cm">
          <draw:text-box>
            <text:p text:style-name="P1"><text:span text:style-name="T15">1</text:span></text:p>
          </draw:text-box>
        </draw:frame>
        <draw:frame draw:style-name="gr22" draw:layer="layout" svg:width="0.137cm" svg:height="0.302cm" svg:x="11.387cm" svg:y="11.01cm">
          <draw:text-box>
            <text:p text:style-name="P1"><text:span text:style-name="T15">1</text:span></text:p>
          </draw:text-box>
        </draw:frame>
        <draw:frame draw:style-name="gr21" draw:layer="layout" svg:width="0.18cm" svg:height="0.539cm" svg:x="12.642cm" svg:y="14.464cm">
          <draw:text-box>
            <text:p text:style-name="P1"><text:span text:style-name="T16">t</text:span></text:p>
          </draw:text-box>
        </draw:frame>
        <draw:frame draw:style-name="gr21" draw:layer="layout" svg:width="0.273cm" svg:height="0.539cm" svg:x="12.276cm" svg:y="14.464cm">
          <draw:text-box>
            <text:p text:style-name="P1"><text:span text:style-name="T16">x</text:span></text:p>
          </draw:text-box>
        </draw:frame>
        <draw:frame draw:style-name="gr21" draw:layer="layout" svg:width="0.18cm" svg:height="0.539cm" svg:x="9.806cm" svg:y="14.464cm">
          <draw:text-box>
            <text:p text:style-name="P1"><text:span text:style-name="T16">t</text:span></text:p>
          </draw:text-box>
        </draw:frame>
        <draw:frame draw:style-name="gr21" draw:layer="layout" svg:width="0.273cm" svg:height="0.539cm" svg:x="9.436cm" svg:y="14.464cm">
          <draw:text-box>
            <text:p text:style-name="P1"><text:span text:style-name="T16">y</text:span></text:p>
          </draw:text-box>
        </draw:frame>
        <draw:frame draw:style-name="gr21" draw:layer="layout" svg:width="0.18cm" svg:height="0.539cm" svg:x="16.512cm" svg:y="12.245cm">
          <draw:text-box>
            <text:p text:style-name="P1"><text:span text:style-name="T16">t</text:span></text:p>
          </draw:text-box>
        </draw:frame>
        <draw:frame draw:style-name="gr21" draw:layer="layout" svg:width="0.29cm" svg:height="0.539cm" svg:x="16.112cm" svg:y="12.245cm">
          <draw:text-box>
            <text:p text:style-name="P1"><text:span text:style-name="T16">u</text:span></text:p>
          </draw:text-box>
        </draw:frame>
        <draw:frame draw:style-name="gr21" draw:layer="layout" svg:width="0.256cm" svg:height="0.539cm" svg:x="15.483cm" svg:y="11.71cm">
          <draw:text-box>
            <text:p text:style-name="P1"><text:span text:style-name="T16">L</text:span></text:p>
          </draw:text-box>
        </draw:frame>
        <draw:frame draw:style-name="gr21" draw:layer="layout" svg:width="0.18cm" svg:height="0.539cm" svg:x="14.507cm" svg:y="12.245cm">
          <draw:text-box>
            <text:p text:style-name="P1"><text:span text:style-name="T16">t</text:span></text:p>
          </draw:text-box>
        </draw:frame>
        <draw:frame draw:style-name="gr21" draw:layer="layout" svg:width="0.273cm" svg:height="0.539cm" svg:x="14.141cm" svg:y="12.245cm">
          <draw:text-box>
            <text:p text:style-name="P1"><text:span text:style-name="T16">x</text:span></text:p>
          </draw:text-box>
        </draw:frame>
        <draw:frame draw:style-name="gr21" draw:layer="layout" svg:width="0.32cm" svg:height="0.539cm" svg:x="12.306cm" svg:y="13.78cm">
          <draw:text-box>
            <text:p text:style-name="P1"><text:span text:style-name="T16">C</text:span></text:p>
          </draw:text-box>
        </draw:frame>
        <draw:frame draw:style-name="gr21" draw:layer="layout" svg:width="0.32cm" svg:height="0.539cm" svg:x="11cm" svg:y="13.78cm">
          <draw:text-box>
            <text:p text:style-name="P1"><text:span text:style-name="T16">C</text:span></text:p>
          </draw:text-box>
        </draw:frame>
        <draw:frame draw:style-name="gr21" draw:layer="layout" svg:width="0.256cm" svg:height="0.539cm" svg:x="13.419cm" svg:y="12.601cm">
          <draw:text-box>
            <text:p text:style-name="P1"><text:span text:style-name="T16">L</text:span></text:p>
          </draw:text-box>
        </draw:frame>
        <draw:frame draw:style-name="gr21" draw:layer="layout" svg:width="0.256cm" svg:height="0.539cm" svg:x="12.263cm" svg:y="12.601cm">
          <draw:text-box>
            <text:p text:style-name="P1"><text:span text:style-name="T16">L</text:span></text:p>
          </draw:text-box>
        </draw:frame>
        <draw:frame draw:style-name="gr21" draw:layer="layout" svg:width="0.32cm" svg:height="0.539cm" svg:x="12.414cm" svg:y="11.951cm">
          <draw:text-box>
            <text:p text:style-name="P1"><text:span text:style-name="T16">R</text:span></text:p>
          </draw:text-box>
        </draw:frame>
        <draw:frame draw:style-name="gr21" draw:layer="layout" svg:width="0.256cm" svg:height="0.539cm" svg:x="13.445cm" svg:y="11.416cm">
          <draw:text-box>
            <text:p text:style-name="P1"><text:span text:style-name="T16">L</text:span></text:p>
          </draw:text-box>
        </draw:frame>
        <draw:frame draw:style-name="gr21" draw:layer="layout" svg:width="0.256cm" svg:height="0.539cm" svg:x="10.983cm" svg:y="11.416cm">
          <draw:text-box>
            <text:p text:style-name="P1"><text:span text:style-name="T16">L</text:span></text:p>
          </draw:text-box>
        </draw:frame>
        <draw:frame draw:style-name="gr21" draw:layer="layout" svg:width="0.32cm" svg:height="0.539cm" svg:x="11.135cm" svg:y="10.766cm">
          <draw:text-box>
            <text:p text:style-name="P1"><text:span text:style-name="T16">R</text:span></text:p>
          </draw:text-box>
        </draw:frame>
        <draw:frame draw:style-name="gr21" draw:layer="layout" svg:width="0.18cm" svg:height="0.539cm" svg:x="9.781cm" svg:y="12.246cm">
          <draw:text-box>
            <text:p text:style-name="P1"><text:span text:style-name="T16">t</text:span></text:p>
          </draw:text-box>
        </draw:frame>
        <draw:frame draw:style-name="gr21" draw:layer="layout" svg:width="0.273cm" svg:height="0.539cm" svg:x="9.415cm" svg:y="12.246cm">
          <draw:text-box>
            <text:p text:style-name="P1"><text:span text:style-name="T16">x</text:span></text:p>
          </draw:text-box>
        </draw:frame>
        <draw:frame draw:style-name="gr21" draw:layer="layout" svg:width="0.252cm" svg:height="0.602cm" svg:x="10.225cm" svg:y="14.317cm">
          <draw:text-box>
            <text:p text:style-name="P1"><text:span text:style-name="T17">=</text:span></text:p>
          </draw:text-box>
        </draw:frame>
        <draw:frame draw:style-name="gr21" draw:layer="layout" svg:width="0.231cm" svg:height="0.602cm" svg:x="15.926cm" svg:y="13.144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5.926cm" svg:y="12.706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5.926cm" svg:y="12.268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5.926cm" svg:y="11.83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5.926cm" svg:y="11.392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5.926cm" svg:y="13.401cm">
          <draw:text-box>
            <text:p text:style-name="P1"><text:span text:style-name="T17">⎦</text:span></text:p>
          </draw:text-box>
        </draw:frame>
        <draw:frame draw:style-name="gr21" draw:layer="layout" svg:width="0.231cm" svg:height="0.602cm" svg:x="15.926cm" svg:y="10.954cm">
          <draw:text-box>
            <text:p text:style-name="P1"><text:span text:style-name="T17">⎤</text:span></text:p>
          </draw:text-box>
        </draw:frame>
        <draw:frame draw:style-name="gr21" draw:layer="layout" svg:width="0.231cm" svg:height="0.602cm" svg:x="15.246cm" svg:y="13.145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5.246cm" svg:y="12.707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5.246cm" svg:y="12.269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5.246cm" svg:y="11.831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5.246cm" svg:y="11.393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5.246cm" svg:y="13.402cm">
          <draw:text-box>
            <text:p text:style-name="P1"><text:span text:style-name="T17">⎣</text:span></text:p>
          </draw:text-box>
        </draw:frame>
        <draw:frame draw:style-name="gr21" draw:layer="layout" svg:width="0.231cm" svg:height="0.602cm" svg:x="15.246cm" svg:y="10.955cm">
          <draw:text-box>
            <text:p text:style-name="P1"><text:span text:style-name="T17">⎡</text:span></text:p>
          </draw:text-box>
        </draw:frame>
        <draw:frame draw:style-name="gr21" draw:layer="layout" svg:width="0.252cm" svg:height="0.602cm" svg:x="14.899cm" svg:y="12.1cm">
          <draw:text-box>
            <text:p text:style-name="P1"><text:span text:style-name="T17">+</text:span></text:p>
          </draw:text-box>
        </draw:frame>
        <draw:frame draw:style-name="gr21" draw:layer="layout" svg:width="0.231cm" svg:height="0.602cm" svg:x="13.919cm" svg:y="13.284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3.919cm" svg:y="12.846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3.919cm" svg:y="12.408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3.919cm" svg:y="11.97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3.919cm" svg:y="11.532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3.919cm" svg:y="11.094cm">
          <draw:text-box>
            <text:p text:style-name="P1"><text:span text:style-name="T17">⎥</text:span></text:p>
          </draw:text-box>
        </draw:frame>
        <draw:frame draw:style-name="gr21" draw:layer="layout" svg:width="0.231cm" svg:height="0.602cm" svg:x="13.919cm" svg:y="13.706cm">
          <draw:text-box>
            <text:p text:style-name="P1"><text:span text:style-name="T17">⎦</text:span></text:p>
          </draw:text-box>
        </draw:frame>
        <draw:frame draw:style-name="gr21" draw:layer="layout" svg:width="0.231cm" svg:height="0.602cm" svg:x="13.919cm" svg:y="10.656cm">
          <draw:text-box>
            <text:p text:style-name="P1"><text:span text:style-name="T17">⎤</text:span></text:p>
          </draw:text-box>
        </draw:frame>
        <draw:frame draw:style-name="gr21" draw:layer="layout" svg:width="0.231cm" svg:height="0.602cm" svg:x="10.564cm" svg:y="13.285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0.564cm" svg:y="12.847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0.564cm" svg:y="12.409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0.564cm" svg:y="11.971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0.564cm" svg:y="11.533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0.564cm" svg:y="11.095cm">
          <draw:text-box>
            <text:p text:style-name="P1"><text:span text:style-name="T17">⎢</text:span></text:p>
          </draw:text-box>
        </draw:frame>
        <draw:frame draw:style-name="gr21" draw:layer="layout" svg:width="0.231cm" svg:height="0.602cm" svg:x="10.564cm" svg:y="13.707cm">
          <draw:text-box>
            <text:p text:style-name="P1"><text:span text:style-name="T17">⎣</text:span></text:p>
          </draw:text-box>
        </draw:frame>
        <draw:frame draw:style-name="gr21" draw:layer="layout" svg:width="0.231cm" svg:height="0.602cm" svg:x="10.564cm" svg:y="10.657cm">
          <draw:text-box>
            <text:p text:style-name="P1"><text:span text:style-name="T17">⎡</text:span></text:p>
          </draw:text-box>
        </draw:frame>
        <draw:frame draw:style-name="gr21" draw:layer="layout" svg:width="0.387cm" svg:height="0.602cm" svg:x="12.242cm" svg:y="12.993cm">
          <draw:text-box>
            <text:p text:style-name="P1"><text:span text:style-name="T17">−</text:span></text:p>
          </draw:text-box>
        </draw:frame>
        <draw:frame draw:style-name="gr21" draw:layer="layout" svg:width="0.387cm" svg:height="0.602cm" svg:x="12.067cm" svg:y="11.808cm">
          <draw:text-box>
            <text:p text:style-name="P1"><text:span text:style-name="T17">−</text:span></text:p>
          </draw:text-box>
        </draw:frame>
        <draw:frame draw:style-name="gr21" draw:layer="layout" svg:width="0.387cm" svg:height="0.602cm" svg:x="13.398cm" svg:y="10.629cm">
          <draw:text-box>
            <text:p text:style-name="P1"><text:span text:style-name="T17">−</text:span></text:p>
          </draw:text-box>
        </draw:frame>
        <draw:frame draw:style-name="gr21" draw:layer="layout" svg:width="0.387cm" svg:height="0.602cm" svg:x="10.788cm" svg:y="10.622cm">
          <draw:text-box>
            <text:p text:style-name="P1"><text:span text:style-name="T17">−</text:span></text:p>
          </draw:text-box>
        </draw:frame>
        <draw:frame draw:style-name="gr21" draw:layer="layout" svg:width="0.252cm" svg:height="0.602cm" svg:x="10.198cm" svg:y="12.102cm">
          <draw:text-box>
            <text:p text:style-name="P1"><text:span text:style-name="T17">=</text:span></text:p>
          </draw:text-box>
        </draw:frame>
        <draw:frame draw:style-name="gr21" draw:layer="layout" svg:width="0.358cm" svg:height="0.539cm" svg:x="9.455cm" svg:y="12.175cm">
          <draw:text-box>
            <text:p text:style-name="P1"><text:span text:style-name="T18">&amp;</text:span></text:p>
          </draw:text-box>
        </draw:frame>
        <draw:frame draw:style-name="gr5" draw:layer="layout" svg:width="0.108cm" svg:height="0.475cm" svg:x="16.888cm" svg:y="12.766cm">
          <draw:text-box>
            <text:p text:style-name="P1"><text:span text:style-name="T5"><text:s/></text:span></text:p>
          </draw:text-box>
        </draw:frame>
        <draw:path draw:style-name="gr23" draw:layer="layout" svg:width="1.41cm" svg:height="0.203cm" svg:x="3.97cm" svg:y="11.487cm" svg:viewBox="0 0 1411 204" svg:d="M0 112l68-112 89 204 112-204 90 204 112-204 89 204 45-92M1209 112h202M806 112h-199">
          <text:p/>
        </draw:path>
        <draw:frame draw:style-name="gr24" draw:layer="layout" svg:width="0.442cm" svg:height="0.416cm" svg:x="4.328cm" svg:y="11.19cm">
          <draw:text-box>
            <text:p text:style-name="P1"><text:span text:style-name="T19">R1</text:span></text:p>
          </draw:text-box>
        </draw:frame>
        <draw:path draw:style-name="gr23" draw:layer="layout" svg:width="0.201cm" svg:height="1.423cm" svg:x="8.5cm" svg:y="12.005cm" svg:viewBox="0 0 202 1424" svg:d="M90 0l112 68-202 91 202 112-202 91 202 112-202 92 90 45M90 1221v203M90 814v-203">
          <text:p/>
        </draw:path>
        <draw:frame draw:style-name="gr24" draw:layer="layout" svg:width="0.442cm" svg:height="0.416cm" svg:x="7.943cm" svg:y="12.364cm">
          <draw:text-box>
            <text:p text:style-name="P1"><text:span text:style-name="T19">R2</text:span></text:p>
          </draw:text-box>
        </draw:frame>
        <draw:line draw:style-name="gr23" draw:layer="layout" svg:x1="6.58cm" svg:y1="12.615cm" svg:x2="6.58cm" svg:y2="12.661cm">
          <text:p/>
        </draw:line>
        <draw:path draw:style-name="gr25" draw:layer="layout" svg:width="0.805cm" svg:height="0.136cm" svg:x="6.379cm" svg:y="12.661cm" svg:viewBox="0 0 806 137" svg:d="M0 0h403M403 137h403">
          <text:p/>
        </draw:path>
        <draw:path draw:style-name="gr23" draw:layer="layout" svg:width="0cm" svg:height="0.588cm" svg:x="6.58cm" svg:y="12.208cm" svg:viewBox="0 0 0 589" svg:d="M0 162v224 203M0 407v-407">
          <text:p/>
        </draw:path>
        <draw:frame draw:style-name="gr24" draw:layer="layout" svg:width="0.442cm" svg:height="0.416cm" svg:x="6.849cm" svg:y="12.612cm">
          <draw:text-box>
            <text:p text:style-name="P1"><text:span text:style-name="T19">C1</text:span></text:p>
          </draw:text-box>
        </draw:frame>
        <draw:path draw:style-name="gr23" draw:layer="layout" svg:width="0.781cm" svg:height="1.016cm" svg:x="2.563cm" svg:y="12.005cm" svg:viewBox="0 0 782 1017" svg:d="M134 135v136M68 339h134M202 882h134M782 599c0-218-175-396-391-396s-391 178-391 396c0 219 175 397 391 397s391-178 391-397zM379 608c2-3 2-7 2-9 0-32-26-57-57-57-30 0-55 25-55 57 0 4 0 9 0 11M294 612c4 27 28 46 55 46 28 0 51-21 55-48M402 203v-203M402 814v203">
          <text:p/>
        </draw:path>
        <draw:path draw:style-name="gr26" draw:layer="layout" svg:width="0.066cm" svg:height="0.068cm" svg:x="5.532cm" svg:y="13.789cm" svg:viewBox="0 0 67 69" svg:d="M67 34c0-19-15-34-34-34-18 0-33 15-33 34 0 20 15 35 33 35 19 0 34-15 34-35z">
          <text:p/>
        </draw:path>
        <draw:path draw:style-name="gr27" draw:layer="layout" svg:width="0.066cm" svg:height="0.068cm" svg:x="5.532cm" svg:y="13.789cm" svg:viewBox="0 0 67 69" svg:d="M67 34c0-19-15-34-34-34-18 0-33 15-33 34 0 20 15 35 33 35 19 0 34-15 34-35z">
          <text:p/>
        </draw:path>
        <draw:path draw:style-name="gr26" draw:layer="layout" svg:width="0.068cm" svg:height="0.068cm" svg:x="8.544cm" svg:y="13.789cm" svg:viewBox="0 0 69 69" svg:d="M69 34c0-19-16-34-35-34s-34 15-34 34c0 20 15 35 34 35s35-15 35-35z">
          <text:p/>
        </draw:path>
        <draw:path draw:style-name="gr27" draw:layer="layout" svg:width="0.068cm" svg:height="0.068cm" svg:x="8.544cm" svg:y="13.789cm" svg:viewBox="0 0 69 69" svg:d="M69 34c0-19-16-34-35-34s-34 15-34 34c0 20 15 35 34 35s35-15 35-35z">
          <text:p/>
        </draw:path>
        <draw:frame draw:style-name="gr28" draw:layer="layout" svg:width="0.298cm" svg:height="0.289cm" svg:x="3.414cm" svg:y="12.499cm">
          <draw:text-box>
            <text:p text:style-name="P1"><text:span text:style-name="T20">V3</text:span></text:p>
          </draw:text-box>
        </draw:frame>
        <draw:path draw:style-name="gr23" draw:layer="layout" svg:width="0.802cm" svg:height="0.097cm" svg:x="5.175cm" svg:y="11.51cm" svg:viewBox="0 0 803 98" svg:d="M687 88c2-3 2-7 2-9 0-43-25-79-57-79-30 0-55 36-55 79 0 4 0 9 0 11M712 90c0-3 0-7 0-9 0-43-25-79-57-79-29 0-55 36-55 79 0 4 0 9 0 11M735 92c0-3 0-7 0-9 0-43-27-79-56-79-32 0-58 36-58 79 0 4 0 9 3 11M758 94c0-3 0-7 0-9 0-43-23-79-56-79-32 0-55 36-55 79 0 4 0 9 0 11M670 98h67M201 98h-201M601 98h202">
          <text:p/>
        </draw:path>
        <draw:frame draw:style-name="gr24" draw:layer="layout" svg:width="0.442cm" svg:height="0.416cm" svg:x="5.532cm" svg:y="11.213cm">
          <draw:text-box>
            <text:p text:style-name="P1"><text:span text:style-name="T19">L1</text:span></text:p>
          </draw:text-box>
        </draw:frame>
        <draw:path draw:style-name="gr23" draw:layer="layout" svg:width="0.803cm" svg:height="0.097cm" svg:x="6.781cm" svg:y="11.51cm" svg:viewBox="0 0 804 98" svg:d="M693 88c0-3 0-7 0-9 0-43-26-79-58-79-29 0-55 36-55 79 0 4 0 9 0 11M713 90c0-3 0-7 0-9 0-43-26-79-55-79-32 0-57 36-57 79 0 4 0 9 0 11M734 92c0-3 0-7 0-9 0-43-25-79-55-79-32 0-57 36-57 79 0 4 2 9 2 11M758 94c0-3 0-7 0-9 0-43-24-79-55-79-32 0-56 36-56 79 0 4 0 9 0 11M670 98h68M202 98h-202M605 98h199">
          <text:p/>
        </draw:path>
        <draw:path draw:style-name="gr26" draw:layer="layout" svg:width="0.067cm" svg:height="0.068cm" svg:x="6.536cm" svg:y="11.554cm" svg:viewBox="0 0 68 69" svg:d="M68 35c0-19-15-35-34-35s-34 16-34 35 15 34 34 34 34-15 34-34z">
          <text:p/>
        </draw:path>
        <draw:path draw:style-name="gr27" draw:layer="layout" svg:width="0.067cm" svg:height="0.068cm" svg:x="6.536cm" svg:y="11.554cm" svg:viewBox="0 0 68 69" svg:d="M68 35c0-19-15-35-34-35s-34 16-34 35 15 34 34 34 34-15 34-34z">
          <text:p/>
        </draw:path>
        <draw:path draw:style-name="gr26" draw:layer="layout" svg:width="0.067cm" svg:height="0.068cm" svg:x="6.536cm" svg:y="13.789cm" svg:viewBox="0 0 68 69" svg:d="M68 34c0-19-15-34-34-34s-34 15-34 34c0 20 15 35 34 35s34-15 34-35z">
          <text:p/>
        </draw:path>
        <draw:path draw:style-name="gr27" draw:layer="layout" svg:width="0.067cm" svg:height="0.068cm" svg:x="6.536cm" svg:y="13.789cm" svg:viewBox="0 0 68 69" svg:d="M68 34c0-19-15-34-34-34s-34 15-34 34c0 20 15 35 34 35s34-15 34-35z">
          <text:p/>
        </draw:path>
        <draw:path draw:style-name="gr27" draw:layer="layout" svg:width="5.625cm" svg:height="2.032cm" svg:x="2.965cm" svg:y="11.599cm" svg:viewBox="0 0 5626 2033" svg:d="M0 609v-406h1005M3617 2033h-2612v-610M4017 609v814M402 0h201M3414 0h804v406M2611 406h402 201M3616 1016v-610M5626 2033h-2010-1003M604 1423v610">
          <text:p/>
        </draw:path>
        <draw:frame draw:style-name="gr24" draw:layer="layout" svg:width="0.442cm" svg:height="0.416cm" svg:x="7.139cm" svg:y="11.213cm">
          <draw:text-box>
            <text:p text:style-name="P1"><text:span text:style-name="T19">L2</text:span></text:p>
          </draw:text-box>
        </draw:frame>
        <draw:frame draw:style-name="gr5" draw:layer="layout" svg:width="0.108cm" svg:height="0.475cm" svg:x="3.001cm" svg:y="15.096cm">
          <draw:text-box>
            <text:p text:style-name="P1"><text:span text:style-name="T5"><text:s/></text:span></text:p>
          </draw:text-box>
        </draw:frame>
        <draw:frame draw:style-name="gr29" draw:layer="layout" svg:width="1.941cm" svg:height="0.475cm" svg:x="3.001cm" svg:y="15.628cm">
          <draw:text-box>
            <text:p text:style-name="P1"><text:span text:style-name="T5">Considere: </text:span></text:p>
          </draw:text-box>
        </draw:frame>
        <draw:frame draw:style-name="gr30" draw:layer="layout" svg:width="0.252cm" svg:height="0.509cm" svg:x="14.084cm" svg:y="15.619cm">
          <draw:text-box>
            <text:p text:style-name="P1"><text:span text:style-name="T21">F</text:span></text:p>
          </draw:text-box>
        </draw:frame>
        <draw:frame draw:style-name="gr30" draw:layer="layout" svg:width="0.303cm" svg:height="0.509cm" svg:x="12.575cm" svg:y="15.619cm">
          <draw:text-box>
            <text:p text:style-name="P1"><text:span text:style-name="T21">C</text:span></text:p>
          </draw:text-box>
        </draw:frame>
        <draw:frame draw:style-name="gr30" draw:layer="layout" svg:width="0.328cm" svg:height="0.509cm" svg:x="11.826cm" svg:y="15.619cm">
          <draw:text-box>
            <text:p text:style-name="P1"><text:span text:style-name="T21">H</text:span></text:p>
          </draw:text-box>
        </draw:frame>
        <draw:frame draw:style-name="gr30" draw:layer="layout" svg:width="0.243cm" svg:height="0.509cm" svg:x="10.801cm" svg:y="15.619cm">
          <draw:text-box>
            <text:p text:style-name="P1"><text:span text:style-name="T21">L</text:span></text:p>
          </draw:text-box>
        </draw:frame>
        <draw:frame draw:style-name="gr30" draw:layer="layout" svg:width="0.328cm" svg:height="0.509cm" svg:x="10.026cm" svg:y="15.619cm">
          <draw:text-box>
            <text:p text:style-name="P1"><text:span text:style-name="T21">H</text:span></text:p>
          </draw:text-box>
        </draw:frame>
        <draw:frame draw:style-name="gr30" draw:layer="layout" svg:width="0.243cm" svg:height="0.509cm" svg:x="8.676cm" svg:y="15.619cm">
          <draw:text-box>
            <text:p text:style-name="P1"><text:span text:style-name="T21">L</text:span></text:p>
          </draw:text-box>
        </draw:frame>
        <draw:frame draw:style-name="gr30" draw:layer="layout" svg:width="0.303cm" svg:height="0.509cm" svg:x="6.824cm" svg:y="15.619cm">
          <draw:text-box>
            <text:p text:style-name="P1"><text:span text:style-name="T21">R</text:span></text:p>
          </draw:text-box>
        </draw:frame>
        <draw:frame draw:style-name="gr30" draw:layer="layout" svg:width="0.303cm" svg:height="0.509cm" svg:x="5.019cm" svg:y="15.619cm">
          <draw:text-box>
            <text:p text:style-name="P1"><text:span text:style-name="T21">R</text:span></text:p>
          </draw:text-box>
        </draw:frame>
        <draw:frame draw:style-name="gr31" draw:layer="layout" svg:width="0.434cm" svg:height="0.484cm" svg:x="13.648cm" svg:y="15.619cm">
          <draw:text-box>
            <text:p text:style-name="P1"><text:span text:style-name="T22">25</text:span></text:p>
          </draw:text-box>
        </draw:frame>
        <draw:frame draw:style-name="gr30" draw:layer="layout" svg:width="0.112cm" svg:height="0.484cm" svg:x="13.536cm" svg:y="15.619cm">
          <draw:text-box>
            <text:p text:style-name="P1"><text:span text:style-name="T22">,</text:span></text:p>
          </draw:text-box>
        </draw:frame>
        <draw:frame draw:style-name="gr30" draw:layer="layout" svg:width="0.218cm" svg:height="0.484cm" svg:x="13.33cm" svg:y="15.619cm">
          <draw:text-box>
            <text:p text:style-name="P1"><text:span text:style-name="T22">0</text:span></text:p>
          </draw:text-box>
        </draw:frame>
        <draw:frame draw:style-name="gr30" draw:layer="layout" svg:width="0.218cm" svg:height="0.484cm" svg:x="11.628cm" svg:y="15.619cm">
          <draw:text-box>
            <text:p text:style-name="P1"><text:span text:style-name="T22">1</text:span></text:p>
          </draw:text-box>
        </draw:frame>
        <draw:frame draw:style-name="gr30" draw:layer="layout" svg:width="0.218cm" svg:height="0.484cm" svg:x="9.802cm" svg:y="15.619cm">
          <draw:text-box>
            <text:p text:style-name="P1"><text:span text:style-name="T22">5</text:span></text:p>
          </draw:text-box>
        </draw:frame>
        <draw:frame draw:style-name="gr30" draw:layer="layout" svg:width="0.112cm" svg:height="0.484cm" svg:x="9.702cm" svg:y="15.619cm">
          <draw:text-box>
            <text:p text:style-name="P1"><text:span text:style-name="T22">,</text:span></text:p>
          </draw:text-box>
        </draw:frame>
        <draw:frame draw:style-name="gr30" draw:layer="layout" svg:width="0.218cm" svg:height="0.484cm" svg:x="9.497cm" svg:y="15.619cm">
          <draw:text-box>
            <text:p text:style-name="P1"><text:span text:style-name="T22">0</text:span></text:p>
          </draw:text-box>
        </draw:frame>
        <draw:frame draw:style-name="gr30" draw:layer="layout" svg:width="0.218cm" svg:height="0.484cm" svg:x="7.723cm" svg:y="15.619cm">
          <draw:text-box>
            <text:p text:style-name="P1"><text:span text:style-name="T22">4</text:span></text:p>
          </draw:text-box>
        </draw:frame>
        <draw:frame draw:style-name="gr30" draw:layer="layout" svg:width="0.218cm" svg:height="0.484cm" svg:x="5.871cm" svg:y="15.619cm">
          <draw:text-box>
            <text:p text:style-name="P1"><text:span text:style-name="T22">2</text:span></text:p>
          </draw:text-box>
        </draw:frame>
        <draw:frame draw:style-name="gr32" draw:layer="layout" svg:width="0.129cm" svg:height="0.28cm" svg:x="11.04cm" svg:y="15.849cm">
          <draw:text-box>
            <text:p text:style-name="P1"><text:span text:style-name="T23">2</text:span></text:p>
          </draw:text-box>
        </draw:frame>
        <draw:frame draw:style-name="gr32" draw:layer="layout" svg:width="0.129cm" svg:height="0.28cm" svg:x="8.887cm" svg:y="15.849cm">
          <draw:text-box>
            <text:p text:style-name="P1"><text:span text:style-name="T23">1</text:span></text:p>
          </draw:text-box>
        </draw:frame>
        <draw:frame draw:style-name="gr32" draw:layer="layout" svg:width="0.129cm" svg:height="0.28cm" svg:x="7.088cm" svg:y="15.849cm">
          <draw:text-box>
            <text:p text:style-name="P1"><text:span text:style-name="T23">2</text:span></text:p>
          </draw:text-box>
        </draw:frame>
        <draw:frame draw:style-name="gr32" draw:layer="layout" svg:width="0.129cm" svg:height="0.28cm" svg:x="5.255cm" svg:y="15.849cm">
          <draw:text-box>
            <text:p text:style-name="P1"><text:span text:style-name="T23">1</text:span></text:p>
          </draw:text-box>
        </draw:frame>
        <draw:frame draw:style-name="gr30" draw:layer="layout" svg:width="0.239cm" svg:height="0.568cm" svg:x="12.992cm" svg:y="15.48cm">
          <draw:text-box>
            <text:p text:style-name="P1"><text:span text:style-name="T24">=</text:span></text:p>
          </draw:text-box>
        </draw:frame>
        <draw:frame draw:style-name="gr30" draw:layer="layout" svg:width="0.239cm" svg:height="0.568cm" svg:x="11.33cm" svg:y="15.48cm">
          <draw:text-box>
            <text:p text:style-name="P1"><text:span text:style-name="T24">=</text:span></text:p>
          </draw:text-box>
        </draw:frame>
        <draw:frame draw:style-name="gr30" draw:layer="layout" svg:width="0.239cm" svg:height="0.568cm" svg:x="9.158cm" svg:y="15.48cm">
          <draw:text-box>
            <text:p text:style-name="P1"><text:span text:style-name="T24">=</text:span></text:p>
          </draw:text-box>
        </draw:frame>
        <draw:frame draw:style-name="gr30" draw:layer="layout" svg:width="0.218cm" svg:height="0.568cm" svg:x="7.935cm" svg:y="15.48cm">
          <draw:text-box>
            <text:p text:style-name="P1"><text:span text:style-name="T24">Ω</text:span></text:p>
          </draw:text-box>
        </draw:frame>
        <draw:frame draw:style-name="gr30" draw:layer="layout" svg:width="0.239cm" svg:height="0.568cm" svg:x="7.378cm" svg:y="15.48cm">
          <draw:text-box>
            <text:p text:style-name="P1"><text:span text:style-name="T24">=</text:span></text:p>
          </draw:text-box>
        </draw:frame>
        <draw:frame draw:style-name="gr30" draw:layer="layout" svg:width="0.218cm" svg:height="0.568cm" svg:x="6.083cm" svg:y="15.48cm">
          <draw:text-box>
            <text:p text:style-name="P1"><text:span text:style-name="T24">Ω</text:span></text:p>
          </draw:text-box>
        </draw:frame>
        <draw:frame draw:style-name="gr30" draw:layer="layout" svg:width="0.239cm" svg:height="0.568cm" svg:x="5.526cm" svg:y="15.48cm">
          <draw:text-box>
            <text:p text:style-name="P1"><text:span text:style-name="T24">=</text:span></text:p>
          </draw:text-box>
        </draw:frame>
        <draw:frame draw:style-name="gr33" draw:layer="layout" svg:width="0.425cm" svg:height="0.475cm" svg:x="14.439cm" svg:y="15.628cm">
          <draw:text-box>
            <text:p text:style-name="P1"><text:span text:style-name="T5">. <text:s text:c="2"/></text:span></text:p>
          </draw:text-box>
        </draw:frame>
        <draw:frame draw:style-name="gr5" draw:layer="layout" svg:width="0.108cm" svg:height="0.475cm" svg:x="3.318cm" svg:y="16.235cm">
          <draw:text-box>
            <text:p text:style-name="P1"><text:span text:style-name="T5"><text:s/></text:span></text:p>
          </draw:text-box>
        </draw:frame>
        <draw:frame draw:style-name="gr5" draw:layer="layout" svg:width="0.214cm" svg:height="0.475cm" svg:x="3.001cm" svg:y="16.8cm">
          <draw:text-box>
            <text:p text:style-name="P1"><text:span text:style-name="T5">1</text:span></text:p>
          </draw:text-box>
        </draw:frame>
        <draw:polygon draw:style-name="gr34" draw:layer="layout" svg:width="0.124cm" svg:height="0.013cm" svg:x="3.213cm" svg:y="16.924cm" svg:viewBox="0 0 125 14" draw:points="0,14 125,14 125,0 0,0">
          <text:p/>
        </draw:polygon>
        <draw:frame draw:style-name="gr14" draw:layer="layout" svg:width="0.129cm" svg:height="0.319cm" svg:x="3.213cm" svg:y="16.702cm">
          <draw:text-box>
            <text:p text:style-name="P1"><text:span text:style-name="T8">a</text:span></text:p>
          </draw:text-box>
        </draw:frame>
        <draw:frame draw:style-name="gr35" draw:layer="layout" svg:width="17.676cm" svg:height="0.475cm" svg:x="3.337cm" svg:y="16.8cm">
          <draw:text-box>
            <text:p text:style-name="P1"><text:span text:style-name="T5">) Faça uma realização no simulink e simule para uma entrada degrau unitário. <text:s text:c="42"/></text:span></text:p>
          </draw:text-box>
        </draw:frame>
        <draw:frame draw:style-name="gr36" draw:layer="layout" svg:width="0.328cm" svg:height="0.475cm" svg:x="3.001cm" svg:y="17.287cm">
          <draw:text-box>
            <text:p text:style-name="P1"><text:span text:style-name="T5">a)</text:span></text:p>
          </draw:text-box>
        </draw:frame>
        <draw:frame draw:style-name="gr5" draw:layer="layout" svg:width="0.121cm" svg:height="0.479cm" svg:x="3.329cm" svg:y="17.272cm">
          <draw:text-box>
            <text:p text:style-name="P1"><text:span text:style-name="T6"><text:s/></text:span></text:p>
          </draw:text-box>
        </draw:frame>
        <draw:frame draw:style-name="gr37" draw:layer="layout" svg:width="7.199cm" svg:height="0.475cm" svg:x="3.636cm" svg:y="17.287cm">
          <draw:text-box>
            <text:p text:style-name="P1"><text:span text:style-name="T5">Apresente gráficos dos estados e da saída. </text:span></text:p>
          </draw:text-box>
        </draw:frame>
        <draw:frame draw:style-name="gr7" draw:layer="layout" svg:width="0.353cm" svg:height="0.475cm" svg:x="3.001cm" svg:y="17.774cm">
          <draw:text-box>
            <text:p text:style-name="P1"><text:span text:style-name="T5">b)</text:span></text:p>
          </draw:text-box>
        </draw:frame>
        <draw:frame draw:style-name="gr5" draw:layer="layout" svg:width="0.121cm" svg:height="0.479cm" svg:x="3.354cm" svg:y="17.759cm">
          <draw:text-box>
            <text:p text:style-name="P1"><text:span text:style-name="T6"><text:s/></text:span></text:p>
          </draw:text-box>
        </draw:frame>
        <draw:frame draw:style-name="gr38" draw:layer="layout" svg:width="3.613cm" svg:height="0.475cm" svg:x="3.636cm" svg:y="17.774cm">
          <draw:text-box>
            <text:p text:style-name="P1"><text:span text:style-name="T5">Qual a corrente em C</text:span></text:p>
          </draw:text-box>
        </draw:frame>
        <draw:frame draw:style-name="gr14" draw:layer="layout" svg:width="0.146cm" svg:height="0.319cm" svg:x="7.253cm" svg:y="17.924cm">
          <draw:text-box>
            <text:p text:style-name="P1"><text:span text:style-name="T8">1</text:span></text:p>
          </draw:text-box>
        </draw:frame>
        <draw:frame draw:style-name="gr39" draw:layer="layout" svg:width="2.783cm" svg:height="0.475cm" svg:x="7.395cm" svg:y="17.774cm">
          <draw:text-box>
            <text:p text:style-name="P1"><text:span text:style-name="T5"><text:s/></text:span><text:span text:style-name="T5">e a tensão em R</text:span></text:p>
          </draw:text-box>
        </draw:frame>
        <draw:frame draw:style-name="gr14" draw:layer="layout" svg:width="0.146cm" svg:height="0.319cm" svg:x="10.181cm" svg:y="17.924cm">
          <draw:text-box>
            <text:p text:style-name="P1"><text:span text:style-name="T8">2</text:span></text:p>
          </draw:text-box>
        </draw:frame>
        <draw:frame draw:style-name="gr40" draw:layer="layout" svg:width="6.737cm" svg:height="0.475cm" svg:x="10.322cm" svg:y="17.774cm">
          <draw:text-box>
            <text:p text:style-name="P1"><text:span text:style-name="T5"><text:s/></text:span><text:span text:style-name="T5">em regime permanente? Obtenha estes </text:span></text:p>
          </draw:text-box>
        </draw:frame>
        <draw:frame draw:style-name="gr41" draw:layer="layout" svg:width="5.353cm" svg:height="0.475cm" svg:x="3.636cm" svg:y="18.261cm">
          <draw:text-box>
            <text:p text:style-name="P1"><text:span text:style-name="T5">valores em função dos estados. </text:span></text:p>
          </draw:text-box>
        </draw:frame>
        <draw:frame draw:style-name="gr36" draw:layer="layout" svg:width="0.328cm" svg:height="0.475cm" svg:x="3.001cm" svg:y="18.748cm">
          <draw:text-box>
            <text:p text:style-name="P1"><text:span text:style-name="T5">c)</text:span></text:p>
          </draw:text-box>
        </draw:frame>
        <draw:frame draw:style-name="gr5" draw:layer="layout" svg:width="0.121cm" svg:height="0.479cm" svg:x="3.329cm" svg:y="18.733cm">
          <draw:text-box>
            <text:p text:style-name="P1"><text:span text:style-name="T6"><text:s/></text:span></text:p>
          </draw:text-box>
        </draw:frame>
        <draw:frame draw:style-name="gr42" draw:layer="layout" svg:width="14.137cm" svg:height="0.475cm" svg:x="3.636cm" svg:y="18.748cm">
          <draw:text-box>
            <text:p text:style-name="P1"><text:span text:style-name="T5">Determine autovalores e autovetores do sistema. Use a função eig do matlab com a </text:span></text:p>
          </draw:text-box>
        </draw:frame>
        <draw:frame draw:style-name="gr43" draw:layer="layout" svg:width="13.655cm" svg:height="0.475cm" svg:x="3.636cm" svg:y="19.234cm">
          <draw:text-box>
            <text:p text:style-name="P1"><text:span text:style-name="T5">seguinte sintaxe <text:s/>[Q <text:s/>A1]=eig(A). <text:s/>Faça uma transformação de similaridade para </text:span></text:p>
          </draw:text-box>
        </draw:frame>
        <draw:frame draw:style-name="gr44" draw:layer="layout" svg:width="13.858cm" svg:height="0.475cm" svg:x="3.636cm" svg:y="19.721cm">
          <draw:text-box>
            <text:p text:style-name="P1"><text:span text:style-name="T5">desacoplar o sistema. <text:s/>É possível realizar o modelo desacoplado, usando somente </text:span></text:p>
          </draw:text-box>
        </draw:frame>
        <draw:frame draw:style-name="gr45" draw:layer="layout" svg:width="12.156cm" svg:height="0.475cm" svg:x="3.636cm" svg:y="20.208cm">
          <draw:text-box>
            <text:p text:style-name="P1"><text:span text:style-name="T5">integradores, amplificadores e somadores? E no simulink? Justifique ? <text:s/></text:span></text:p>
          </draw:text-box>
        </draw:frame>
        <draw:frame draw:style-name="gr7" draw:layer="layout" svg:width="0.353cm" svg:height="0.475cm" svg:x="3.001cm" svg:y="20.695cm">
          <draw:text-box>
            <text:p text:style-name="P1"><text:span text:style-name="T5">d)</text:span></text:p>
          </draw:text-box>
        </draw:frame>
        <draw:frame draw:style-name="gr5" draw:layer="layout" svg:width="0.121cm" svg:height="0.479cm" svg:x="3.354cm" svg:y="20.68cm">
          <draw:text-box>
            <text:p text:style-name="P1"><text:span text:style-name="T6"><text:s/></text:span></text:p>
          </draw:text-box>
        </draw:frame>
        <draw:frame draw:style-name="gr46" draw:layer="layout" svg:width="13.401cm" svg:height="0.475cm" svg:x="3.636cm" svg:y="20.695cm">
          <draw:text-box>
            <text:p text:style-name="P1"><text:span text:style-name="T5">Faça uma mudança de base usando a seguinte matriz de transformação de base </text:span></text:p>
          </draw:text-box>
        </draw:frame>
        <draw:frame draw:style-name="gr47" draw:layer="layout" svg:width="1.636cm" svg:height="0.475cm" svg:x="7.368cm" svg:y="21.226cm">
          <draw:text-box>
            <text:p text:style-name="P1"><text:span text:style-name="T5">. <text:s/>Onde V</text:span></text:p>
          </draw:text-box>
        </draw:frame>
        <draw:frame draw:style-name="gr48" draw:layer="layout" svg:width="0.197cm" svg:height="0.772cm" svg:x="4.436cm" svg:y="20.92cm">
          <draw:text-box>
            <text:p text:style-name="P1"><text:span text:style-name="T25">[</text:span></text:p>
          </draw:text-box>
        </draw:frame>
        <draw:frame draw:style-name="gr30" draw:layer="layout" svg:width="0.146cm" svg:height="0.484cm" svg:x="7.046cm" svg:y="21.217cm">
          <draw:text-box>
            <text:p text:style-name="P1"><text:span text:style-name="T22">)</text:span></text:p>
          </draw:text-box>
        </draw:frame>
        <draw:frame draw:style-name="gr49" draw:layer="layout" svg:width="0.62cm" svg:height="0.484cm" svg:x="6.076cm" svg:y="21.217cm">
          <draw:text-box>
            <text:p text:style-name="P1"><text:span text:style-name="T22">Im(</text:span></text:p>
          </draw:text-box>
        </draw:frame>
        <draw:frame draw:style-name="gr30" draw:layer="layout" svg:width="0.146cm" svg:height="0.484cm" svg:x="5.537cm" svg:y="21.217cm">
          <draw:text-box>
            <text:p text:style-name="P1"><text:span text:style-name="T22">)</text:span></text:p>
          </draw:text-box>
        </draw:frame>
        <draw:frame draw:style-name="gr49" draw:layer="layout" svg:width="0.624cm" svg:height="0.484cm" svg:x="4.555cm" svg:y="21.217cm">
          <draw:text-box>
            <text:p text:style-name="P1"><text:span text:style-name="T22">Re(</text:span></text:p>
          </draw:text-box>
        </draw:frame>
        <draw:frame draw:style-name="gr32" draw:layer="layout" svg:width="0.129cm" svg:height="0.28cm" svg:x="6.881cm" svg:y="21.448cm">
          <draw:text-box>
            <text:p text:style-name="P1"><text:span text:style-name="T23">1</text:span></text:p>
          </draw:text-box>
        </draw:frame>
        <draw:frame draw:style-name="gr32" draw:layer="layout" svg:width="0.129cm" svg:height="0.28cm" svg:x="5.372cm" svg:y="21.448cm">
          <draw:text-box>
            <text:p text:style-name="P1"><text:span text:style-name="T23">1</text:span></text:p>
          </draw:text-box>
        </draw:frame>
        <draw:frame draw:style-name="gr30" draw:layer="layout" svg:width="0.298cm" svg:height="0.509cm" svg:x="6.644cm" svg:y="21.217cm">
          <draw:text-box>
            <text:p text:style-name="P1"><text:span text:style-name="T21">V</text:span></text:p>
          </draw:text-box>
        </draw:frame>
        <draw:frame draw:style-name="gr30" draw:layer="layout" svg:width="0.298cm" svg:height="0.509cm" svg:x="5.135cm" svg:y="21.217cm">
          <draw:text-box>
            <text:p text:style-name="P1"><text:span text:style-name="T21">V</text:span></text:p>
          </draw:text-box>
        </draw:frame>
        <draw:frame draw:style-name="gr30" draw:layer="layout" svg:width="0.341cm" svg:height="0.509cm" svg:x="3.689cm" svg:y="21.217cm">
          <draw:text-box>
            <text:p text:style-name="P1"><text:span text:style-name="T21">Q</text:span></text:p>
          </draw:text-box>
        </draw:frame>
        <draw:frame draw:style-name="gr30" draw:layer="layout" svg:width="0.239cm" svg:height="0.568cm" svg:x="4.11cm" svg:y="21.079cm">
          <draw:text-box>
            <text:p text:style-name="P1"><text:span text:style-name="T24">=</text:span></text:p>
          </draw:text-box>
        </draw:frame>
        <draw:frame draw:style-name="gr48" draw:layer="layout" svg:width="0.197cm" svg:height="0.772cm" svg:x="7.194cm" svg:y="20.92cm">
          <draw:text-box>
            <text:p text:style-name="P1"><text:span text:style-name="T25">]</text:span></text:p>
          </draw:text-box>
        </draw:frame>
        <draw:frame draw:style-name="gr14" draw:layer="layout" svg:width="0.146cm" svg:height="0.319cm" svg:x="9.012cm" svg:y="21.376cm">
          <draw:text-box>
            <text:p text:style-name="P1"><text:span text:style-name="T8">1</text:span></text:p>
          </draw:text-box>
        </draw:frame>
        <draw:frame draw:style-name="gr50" draw:layer="layout" svg:width="7.919cm" svg:height="0.475cm" svg:x="9.154cm" svg:y="21.226cm">
          <draw:text-box>
            <text:p text:style-name="P1"><text:span text:style-name="T5"><text:s/></text:span><text:span text:style-name="T5">é um autovetor de A. <text:s/>Que informações ficam </text:span></text:p>
          </draw:text-box>
        </draw:frame>
        <draw:frame draw:style-name="gr51" draw:layer="layout" svg:width="9.861cm" svg:height="0.475cm" svg:x="3.636cm" svg:y="21.791cm">
          <draw:text-box>
            <text:p text:style-name="P1"><text:span text:style-name="T5">explicitas nesta nova base? Use a função ss2ss do matlab. </text:span></text:p>
          </draw:text-box>
        </draw:frame>
        <draw:frame draw:style-name="gr36" draw:layer="layout" svg:width="0.328cm" svg:height="0.475cm" svg:x="3.001cm" svg:y="22.278cm">
          <draw:text-box>
            <text:p text:style-name="P1"><text:span text:style-name="T5">e)</text:span></text:p>
          </draw:text-box>
        </draw:frame>
        <draw:frame draw:style-name="gr5" draw:layer="layout" svg:width="0.121cm" svg:height="0.479cm" svg:x="3.329cm" svg:y="22.263cm">
          <draw:text-box>
            <text:p text:style-name="P1"><text:span text:style-name="T6"><text:s/></text:span></text:p>
          </draw:text-box>
        </draw:frame>
        <draw:frame draw:style-name="gr52" draw:layer="layout" svg:width="7.317cm" svg:height="0.475cm" svg:x="3.636cm" svg:y="22.278cm">
          <draw:text-box>
            <text:p text:style-name="P1"><text:span text:style-name="T5">A partir da nova base, qual a corrente em C</text:span></text:p>
          </draw:text-box>
        </draw:frame>
        <draw:frame draw:style-name="gr14" draw:layer="layout" svg:width="0.146cm" svg:height="0.319cm" svg:x="10.991cm" svg:y="22.428cm">
          <draw:text-box>
            <text:p text:style-name="P1"><text:span text:style-name="T8">1</text:span></text:p>
          </draw:text-box>
        </draw:frame>
        <draw:frame draw:style-name="gr53" draw:layer="layout" svg:width="2.491cm" svg:height="0.475cm" svg:x="11.133cm" svg:y="22.278cm">
          <draw:text-box>
            <text:p text:style-name="P1"><text:span text:style-name="T5"><text:s/></text:span><text:span text:style-name="T5">e tensão em R</text:span></text:p>
          </draw:text-box>
        </draw:frame>
        <draw:frame draw:style-name="gr14" draw:layer="layout" svg:width="0.146cm" svg:height="0.319cm" svg:x="13.622cm" svg:y="22.428cm">
          <draw:text-box>
            <text:p text:style-name="P1"><text:span text:style-name="T8">2</text:span></text:p>
          </draw:text-box>
        </draw:frame>
        <draw:frame draw:style-name="gr54" draw:layer="layout" svg:width="4.185cm" svg:height="0.475cm" svg:x="13.764cm" svg:y="22.278cm">
          <draw:text-box>
            <text:p text:style-name="P1"><text:span text:style-name="T5"><text:s/></text:span><text:span text:style-name="T5">em regime permanente. </text:span></text:p>
          </draw:text-box>
        </draw:frame>
        <draw:frame draw:style-name="gr55" draw:layer="layout" svg:width="0.281cm" svg:height="0.475cm" svg:x="3.001cm" svg:y="22.765cm">
          <draw:text-box>
            <text:p text:style-name="P1"><text:span text:style-name="T5">f)</text:span></text:p>
          </draw:text-box>
        </draw:frame>
        <draw:frame draw:style-name="gr5" draw:layer="layout" svg:width="0.121cm" svg:height="0.479cm" svg:x="3.282cm" svg:y="22.75cm">
          <draw:text-box>
            <text:p text:style-name="P1"><text:span text:style-name="T6"><text:s/></text:span></text:p>
          </draw:text-box>
        </draw:frame>
        <draw:frame draw:style-name="gr56" draw:layer="layout" svg:width="12.719cm" svg:height="0.475cm" svg:x="3.636cm" svg:y="22.765cm">
          <draw:text-box>
            <text:p text:style-name="P1"><text:span text:style-name="T5">Determine a função de <text:s/>função de transferência nas três bases em questão. <text:s/></text:span></text:p>
          </draw:text-box>
        </draw:frame>
        <draw:frame draw:style-name="gr7" draw:layer="layout" svg:width="0.349cm" svg:height="0.475cm" svg:x="3.001cm" svg:y="23.252cm">
          <draw:text-box>
            <text:p text:style-name="P1"><text:span text:style-name="T5">g)</text:span></text:p>
          </draw:text-box>
        </draw:frame>
        <draw:frame draw:style-name="gr5" draw:layer="layout" svg:width="0.121cm" svg:height="0.479cm" svg:x="3.354cm" svg:y="23.237cm">
          <draw:text-box>
            <text:p text:style-name="P1"><text:span text:style-name="T6"><text:s/></text:span></text:p>
          </draw:text-box>
        </draw:frame>
        <draw:frame draw:style-name="gr57" draw:layer="layout" svg:width="12.355cm" svg:height="0.475cm" svg:x="3.636cm" svg:y="23.252cm">
          <draw:text-box>
            <text:p text:style-name="P1"><text:span text:style-name="T5">Qual a conclusão sobre as respostas obtidas nos itens acima? Justifique. <text:s/></text:span></text:p>
          </draw:text-box>
        </draw:frame>
        <draw:frame draw:style-name="gr5" draw:layer="layout" svg:width="0.108cm" svg:height="0.475cm" svg:x="3.001cm" svg:y="23.73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24.22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24.712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25.199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25.68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26.173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26.66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74">
        <draw:frame draw:style-name="gr5" draw:layer="layout" svg:width="0.108cm" svg:height="0.475cm" svg:x="3.001cm" svg:y="2.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3.086cm">
          <draw:text-box>
            <text:p text:style-name="P1"><text:span text:style-name="T5"><text:s/></text:span></text:p>
          </draw:text-box>
        </draw:frame>
        <draw:frame draw:style-name="gr5" draw:layer="layout" svg:width="0.108cm" svg:height="0.475cm" svg:x="3.001cm" svg:y="3.573cm">
          <draw:text-box>
            <text:p text:style-name="P1"><text:span text:style-name="T5"><text:s/></text:span></text:p>
          </draw:text-box>
        </draw:frame>
        <draw:frame draw:style-name="gr5" draw:layer="layout" svg:width="0.214cm" svg:height="0.475cm" svg:x="3.001cm" svg:y="4.06cm">
          <draw:text-box>
            <text:p text:style-name="P1"><text:span text:style-name="T5">2</text:span></text:p>
          </draw:text-box>
        </draw:frame>
        <draw:polygon draw:style-name="gr58" draw:layer="layout" svg:width="0.124cm" svg:height="0.013cm" svg:x="3.213cm" svg:y="4.184cm" svg:viewBox="0 0 125 14" draw:points="0,14 125,14 125,0 0,0">
          <text:p/>
        </draw:polygon>
        <draw:frame draw:style-name="gr14" draw:layer="layout" svg:width="0.129cm" svg:height="0.319cm" svg:x="3.213cm" svg:y="3.962cm">
          <draw:text-box>
            <text:p text:style-name="P1"><text:span text:style-name="T8">a</text:span></text:p>
          </draw:text-box>
        </draw:frame>
        <draw:frame draw:style-name="gr59" draw:layer="layout" svg:width="14.649cm" svg:height="0.475cm" svg:x="3.337cm" svg:y="4.06cm">
          <draw:text-box>
            <text:p text:style-name="P1"><text:span text:style-name="T5">) Faça uma realização de estados no simulink <text:s/>para o sistema <text:s/>mostrando o gráfico <text:s/>x1 </text:span></text:p>
          </draw:text-box>
        </draw:frame>
        <draw:frame draw:style-name="gr60" draw:layer="layout" svg:width="1.827cm" svg:height="0.475cm" svg:x="3.001cm" svg:y="4.547cm">
          <draw:text-box>
            <text:p text:style-name="P1"><text:span text:style-name="T5">versus x2. </text:span></text:p>
          </draw:text-box>
        </draw:frame>
        <draw:frame draw:style-name="gr5" draw:layer="layout" svg:width="0.108cm" svg:height="0.475cm" svg:x="3.001cm" svg:y="5.034cm">
          <draw:text-box>
            <text:p text:style-name="P1"><text:span text:style-name="T5"><text:s/></text:span></text:p>
          </draw:text-box>
        </draw:frame>
        <draw:frame draw:style-name="gr61" draw:layer="layout" svg:width="0.142cm" svg:height="0.475cm" svg:x="5.861cm" svg:y="7.219cm">
          <draw:text-box>
            <text:p text:style-name="P1"><text:span text:style-name="T26">)</text:span></text:p>
          </draw:text-box>
        </draw:frame>
        <draw:frame draw:style-name="gr61" draw:layer="layout" svg:width="0.142cm" svg:height="0.475cm" svg:x="5.577cm" svg:y="7.219cm">
          <draw:text-box>
            <text:p text:style-name="P1"><text:span text:style-name="T26">(</text:span></text:p>
          </draw:text-box>
        </draw:frame>
        <draw:frame draw:style-name="gr61" draw:layer="layout" svg:width="0.214cm" svg:height="0.475cm" svg:x="4.955cm" svg:y="7.545cm">
          <draw:text-box>
            <text:p text:style-name="P1"><text:span text:style-name="T26">1</text:span></text:p>
          </draw:text-box>
        </draw:frame>
        <draw:frame draw:style-name="gr61" draw:layer="layout" svg:width="0.214cm" svg:height="0.475cm" svg:x="4.358cm" svg:y="7.545cm">
          <draw:text-box>
            <text:p text:style-name="P1"><text:span text:style-name="T26">0</text:span></text:p>
          </draw:text-box>
        </draw:frame>
        <draw:frame draw:style-name="gr61" draw:layer="layout" svg:width="0.214cm" svg:height="0.475cm" svg:x="4.957cm" svg:y="6.908cm">
          <draw:text-box>
            <text:p text:style-name="P1"><text:span text:style-name="T26">0</text:span></text:p>
          </draw:text-box>
        </draw:frame>
        <draw:frame draw:style-name="gr61" draw:layer="layout" svg:width="0.214cm" svg:height="0.475cm" svg:x="4.353cm" svg:y="6.908cm">
          <draw:text-box>
            <text:p text:style-name="P1"><text:span text:style-name="T26">1</text:span></text:p>
          </draw:text-box>
        </draw:frame>
        <draw:frame draw:style-name="gr61" draw:layer="layout" svg:width="0.142cm" svg:height="0.475cm" svg:x="3.591cm" svg:y="7.219cm">
          <draw:text-box>
            <text:p text:style-name="P1"><text:span text:style-name="T26">)</text:span></text:p>
          </draw:text-box>
        </draw:frame>
        <draw:frame draw:style-name="gr61" draw:layer="layout" svg:width="0.142cm" svg:height="0.475cm" svg:x="3.308cm" svg:y="7.219cm">
          <draw:text-box>
            <text:p text:style-name="P1"><text:span text:style-name="T26">(</text:span></text:p>
          </draw:text-box>
        </draw:frame>
        <draw:frame draw:style-name="gr61" draw:layer="layout" svg:width="0.142cm" svg:height="0.475cm" svg:x="6.085cm" svg:y="5.873cm">
          <draw:text-box>
            <text:p text:style-name="P1"><text:span text:style-name="T26">)</text:span></text:p>
          </draw:text-box>
        </draw:frame>
        <draw:frame draw:style-name="gr61" draw:layer="layout" svg:width="0.142cm" svg:height="0.475cm" svg:x="5.801cm" svg:y="5.873cm">
          <draw:text-box>
            <text:p text:style-name="P1"><text:span text:style-name="T26">(</text:span></text:p>
          </draw:text-box>
        </draw:frame>
        <draw:frame draw:style-name="gr61" draw:layer="layout" svg:width="0.214cm" svg:height="0.475cm" svg:x="5.215cm" svg:y="6.199cm">
          <draw:text-box>
            <text:p text:style-name="P1"><text:span text:style-name="T26">1</text:span></text:p>
          </draw:text-box>
        </draw:frame>
        <draw:frame draw:style-name="gr61" draw:layer="layout" svg:width="0.214cm" svg:height="0.475cm" svg:x="4.489cm" svg:y="6.199cm">
          <draw:text-box>
            <text:p text:style-name="P1"><text:span text:style-name="T26">1</text:span></text:p>
          </draw:text-box>
        </draw:frame>
        <draw:frame draw:style-name="gr61" draw:layer="layout" svg:width="0.214cm" svg:height="0.475cm" svg:x="5.215cm" svg:y="5.562cm">
          <draw:text-box>
            <text:p text:style-name="P1"><text:span text:style-name="T26">1</text:span></text:p>
          </draw:text-box>
        </draw:frame>
        <draw:frame draw:style-name="gr61" draw:layer="layout" svg:width="0.214cm" svg:height="0.475cm" svg:x="4.654cm" svg:y="5.562cm">
          <draw:text-box>
            <text:p text:style-name="P1"><text:span text:style-name="T26">2</text:span></text:p>
          </draw:text-box>
        </draw:frame>
        <draw:frame draw:style-name="gr61" draw:layer="layout" svg:width="0.142cm" svg:height="0.475cm" svg:x="3.566cm" svg:y="5.873cm">
          <draw:text-box>
            <text:p text:style-name="P1"><text:span text:style-name="T26">)</text:span></text:p>
          </draw:text-box>
        </draw:frame>
        <draw:frame draw:style-name="gr61" draw:layer="layout" svg:width="0.142cm" svg:height="0.475cm" svg:x="3.283cm" svg:y="5.873cm">
          <draw:text-box>
            <text:p text:style-name="P1"><text:span text:style-name="T26">(</text:span></text:p>
          </draw:text-box>
        </draw:frame>
        <draw:frame draw:style-name="gr61" draw:layer="layout" svg:width="0.167cm" svg:height="0.497cm" svg:x="5.717cm" svg:y="7.219cm">
          <draw:text-box>
            <text:p text:style-name="P1"><text:span text:style-name="T27">t</text:span></text:p>
          </draw:text-box>
        </draw:frame>
        <draw:frame draw:style-name="gr61" draw:layer="layout" svg:width="0.252cm" svg:height="0.497cm" svg:x="5.38cm" svg:y="7.219cm">
          <draw:text-box>
            <text:p text:style-name="P1"><text:span text:style-name="T27">x</text:span></text:p>
          </draw:text-box>
        </draw:frame>
        <draw:frame draw:style-name="gr61" draw:layer="layout" svg:width="0.167cm" svg:height="0.497cm" svg:x="3.448cm" svg:y="7.219cm">
          <draw:text-box>
            <text:p text:style-name="P1"><text:span text:style-name="T27">t</text:span></text:p>
          </draw:text-box>
        </draw:frame>
        <draw:frame draw:style-name="gr61" draw:layer="layout" svg:width="0.252cm" svg:height="0.497cm" svg:x="3.105cm" svg:y="7.219cm">
          <draw:text-box>
            <text:p text:style-name="P1"><text:span text:style-name="T27">y</text:span></text:p>
          </draw:text-box>
        </draw:frame>
        <draw:frame draw:style-name="gr61" draw:layer="layout" svg:width="0.167cm" svg:height="0.497cm" svg:x="5.941cm" svg:y="5.873cm">
          <draw:text-box>
            <text:p text:style-name="P1"><text:span text:style-name="T27">t</text:span></text:p>
          </draw:text-box>
        </draw:frame>
        <draw:frame draw:style-name="gr61" draw:layer="layout" svg:width="0.252cm" svg:height="0.497cm" svg:x="5.605cm" svg:y="5.873cm">
          <draw:text-box>
            <text:p text:style-name="P1"><text:span text:style-name="T27">x</text:span></text:p>
          </draw:text-box>
        </draw:frame>
        <draw:frame draw:style-name="gr61" draw:layer="layout" svg:width="0.167cm" svg:height="0.497cm" svg:x="3.42cm" svg:y="5.873cm">
          <draw:text-box>
            <text:p text:style-name="P1"><text:span text:style-name="T27">t</text:span></text:p>
          </draw:text-box>
        </draw:frame>
        <draw:frame draw:style-name="gr61" draw:layer="layout" svg:width="0.252cm" svg:height="0.497cm" svg:x="3.084cm" svg:y="5.873cm">
          <draw:text-box>
            <text:p text:style-name="P1"><text:span text:style-name="T27">x</text:span></text:p>
          </draw:text-box>
        </draw:frame>
        <draw:frame draw:style-name="gr61" draw:layer="layout" svg:width="0.214cm" svg:height="0.556cm" svg:x="5.175cm" svg:y="7.209cm">
          <draw:text-box>
            <text:p text:style-name="P1"><text:span text:style-name="T28">⎥</text:span></text:p>
          </draw:text-box>
        </draw:frame>
        <draw:frame draw:style-name="gr61" draw:layer="layout" svg:width="0.214cm" svg:height="0.556cm" svg:x="5.175cm" svg:y="7.51cm">
          <draw:text-box>
            <text:p text:style-name="P1"><text:span text:style-name="T28">⎦</text:span></text:p>
          </draw:text-box>
        </draw:frame>
        <draw:frame draw:style-name="gr61" draw:layer="layout" svg:width="0.214cm" svg:height="0.556cm" svg:x="5.175cm" svg:y="6.801cm">
          <draw:text-box>
            <text:p text:style-name="P1"><text:span text:style-name="T28">⎤</text:span></text:p>
          </draw:text-box>
        </draw:frame>
        <draw:frame draw:style-name="gr61" draw:layer="layout" svg:width="0.214cm" svg:height="0.556cm" svg:x="4.193cm" svg:y="7.209cm">
          <draw:text-box>
            <text:p text:style-name="P1"><text:span text:style-name="T28">⎢</text:span></text:p>
          </draw:text-box>
        </draw:frame>
        <draw:frame draw:style-name="gr61" draw:layer="layout" svg:width="0.214cm" svg:height="0.556cm" svg:x="4.193cm" svg:y="7.509cm">
          <draw:text-box>
            <text:p text:style-name="P1"><text:span text:style-name="T28">⎣</text:span></text:p>
          </draw:text-box>
        </draw:frame>
        <draw:frame draw:style-name="gr61" draw:layer="layout" svg:width="0.214cm" svg:height="0.556cm" svg:x="4.193cm" svg:y="6.8cm">
          <draw:text-box>
            <text:p text:style-name="P1"><text:span text:style-name="T28">⎡</text:span></text:p>
          </draw:text-box>
        </draw:frame>
        <draw:frame draw:style-name="gr61" draw:layer="layout" svg:width="0.235cm" svg:height="0.556cm" svg:x="3.843cm" svg:y="7.082cm">
          <draw:text-box>
            <text:p text:style-name="P1"><text:span text:style-name="T28">=</text:span></text:p>
          </draw:text-box>
        </draw:frame>
        <draw:frame draw:style-name="gr61" draw:layer="layout" svg:width="0.214cm" svg:height="0.556cm" svg:x="5.399cm" svg:y="5.862cm">
          <draw:text-box>
            <text:p text:style-name="P1"><text:span text:style-name="T28">⎥</text:span></text:p>
          </draw:text-box>
        </draw:frame>
        <draw:frame draw:style-name="gr61" draw:layer="layout" svg:width="0.214cm" svg:height="0.556cm" svg:x="5.399cm" svg:y="6.163cm">
          <draw:text-box>
            <text:p text:style-name="P1"><text:span text:style-name="T28">⎦</text:span></text:p>
          </draw:text-box>
        </draw:frame>
        <draw:frame draw:style-name="gr61" draw:layer="layout" svg:width="0.214cm" svg:height="0.556cm" svg:x="5.399cm" svg:y="5.456cm">
          <draw:text-box>
            <text:p text:style-name="P1"><text:span text:style-name="T28">⎤</text:span></text:p>
          </draw:text-box>
        </draw:frame>
        <draw:frame draw:style-name="gr61" draw:layer="layout" svg:width="0.214cm" svg:height="0.556cm" svg:x="4.165cm" svg:y="5.862cm">
          <draw:text-box>
            <text:p text:style-name="P1"><text:span text:style-name="T28">⎢</text:span></text:p>
          </draw:text-box>
        </draw:frame>
        <draw:frame draw:style-name="gr61" draw:layer="layout" svg:width="0.214cm" svg:height="0.556cm" svg:x="4.165cm" svg:y="6.162cm">
          <draw:text-box>
            <text:p text:style-name="P1"><text:span text:style-name="T28">⎣</text:span></text:p>
          </draw:text-box>
        </draw:frame>
        <draw:frame draw:style-name="gr61" draw:layer="layout" svg:width="0.214cm" svg:height="0.556cm" svg:x="4.165cm" svg:y="5.455cm">
          <draw:text-box>
            <text:p text:style-name="P1"><text:span text:style-name="T28">⎡</text:span></text:p>
          </draw:text-box>
        </draw:frame>
        <draw:frame draw:style-name="gr61" draw:layer="layout" svg:width="0.358cm" svg:height="0.556cm" svg:x="4.337cm" svg:y="5.423cm">
          <draw:text-box>
            <text:p text:style-name="P1"><text:span text:style-name="T28">−</text:span></text:p>
          </draw:text-box>
        </draw:frame>
        <draw:frame draw:style-name="gr61" draw:layer="layout" svg:width="0.235cm" svg:height="0.556cm" svg:x="3.816cm" svg:y="5.734cm">
          <draw:text-box>
            <text:p text:style-name="P1"><text:span text:style-name="T28">=</text:span></text:p>
          </draw:text-box>
        </draw:frame>
        <draw:frame draw:style-name="gr61" draw:layer="layout" svg:width="0.332cm" svg:height="0.497cm" svg:x="3.122cm" svg:y="5.801cm">
          <draw:text-box>
            <text:p text:style-name="P1"><text:span text:style-name="T29">&amp;</text:span></text:p>
          </draw:text-box>
        </draw:frame>
        <draw:frame draw:style-name="gr62" draw:layer="layout" svg:width="0.425cm" svg:height="0.475cm" svg:x="6.307cm" svg:y="6.548cm">
          <draw:text-box>
            <text:p text:style-name="P1"><text:span text:style-name="T26"><text:s text:c="4"/></text:span></text:p>
          </draw:text-box>
        </draw:frame>
        <draw:frame draw:style-name="gr63" draw:layer="layout" svg:width="0.328cm" svg:height="0.475cm" svg:x="3.001cm" svg:y="8.138cm">
          <draw:text-box>
            <text:p text:style-name="P1"><text:span text:style-name="T26">a)</text:span></text:p>
          </draw:text-box>
        </draw:frame>
        <draw:frame draw:style-name="gr5" draw:layer="layout" svg:width="0.121cm" svg:height="0.479cm" svg:x="3.329cm" svg:y="8.124cm">
          <draw:text-box>
            <text:p text:style-name="P1"><text:span text:style-name="T6"><text:s/></text:span></text:p>
          </draw:text-box>
        </draw:frame>
        <draw:frame draw:style-name="gr64" draw:layer="layout" svg:width="8.316cm" svg:height="0.475cm" svg:x="3.636cm" svg:y="8.138cm">
          <draw:text-box>
            <text:p text:style-name="P1"><text:span text:style-name="T26">Simule para uma condição inicial <text:s/>x(0)=[ <text:s/>4; -5]’ </text:span></text:p>
          </draw:text-box>
        </draw:frame>
        <draw:frame draw:style-name="gr65" draw:layer="layout" svg:width="0.353cm" svg:height="0.475cm" svg:x="3.001cm" svg:y="8.625cm">
          <draw:text-box>
            <text:p text:style-name="P1"><text:span text:style-name="T26">b)</text:span></text:p>
          </draw:text-box>
        </draw:frame>
        <draw:frame draw:style-name="gr5" draw:layer="layout" svg:width="0.121cm" svg:height="0.479cm" svg:x="3.354cm" svg:y="8.611cm">
          <draw:text-box>
            <text:p text:style-name="P1"><text:span text:style-name="T6"><text:s/></text:span></text:p>
          </draw:text-box>
        </draw:frame>
        <draw:frame draw:style-name="gr66" draw:layer="layout" svg:width="9.218cm" svg:height="0.475cm" svg:x="3.636cm" svg:y="8.625cm">
          <draw:text-box>
            <text:p text:style-name="P1"><text:span text:style-name="T26">Simule para uma condição inicial sobre um autovetor. </text:span></text:p>
          </draw:text-box>
        </draw:frame>
        <draw:frame draw:style-name="gr63" draw:layer="layout" svg:width="0.328cm" svg:height="0.475cm" svg:x="3.001cm" svg:y="9.112cm">
          <draw:text-box>
            <text:p text:style-name="P1"><text:span text:style-name="T26">c)</text:span></text:p>
          </draw:text-box>
        </draw:frame>
        <draw:frame draw:style-name="gr5" draw:layer="layout" svg:width="0.121cm" svg:height="0.479cm" svg:x="3.329cm" svg:y="9.098cm">
          <draw:text-box>
            <text:p text:style-name="P1"><text:span text:style-name="T6"><text:s/></text:span></text:p>
          </draw:text-box>
        </draw:frame>
        <draw:frame draw:style-name="gr67" draw:layer="layout" svg:width="7.135cm" svg:height="0.475cm" svg:x="3.636cm" svg:y="9.111cm">
          <draw:text-box>
            <text:p text:style-name="P1"><text:span text:style-name="T26">Comente sobre as respostas apresentadas <text:s/></text:span></text:p>
          </draw:text-box>
        </draw:frame>
        <draw:frame draw:style-name="gr61" draw:layer="layout" svg:width="0.108cm" svg:height="0.475cm" svg:x="3.001cm" svg:y="9.598cm">
          <draw:text-box>
            <text:p text:style-name="P1"><text:span text:style-name="T26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New1" svg:font-family="CourierNew"/>
    <style:font-face style:name="MTExtra1" svg:font-family="MTExtra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TExtra" svg:font-family="MTExtra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1cm" fo:margin-left="2.5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7"/>
    <meta:generator>LibreOffice/4.2.7.2$Linux_x86 LibreOffice_project/420m0$Build-2</meta:generator>
  </office:meta>
</office:document-meta>
</file>